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9843in" fo:padding-bottom="0.07874in" fo:padding-left="0.09843in" fo:padding-right="0.07874in" draw:textarea-vertical-align="top" draw:textarea-horizontal-align="left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20%" fo:text-align="left" style:tab-stop-distance="0.75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4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56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50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7" draw:style-name="a979" draw:master-page-name="Master1-Layout1-cust-Start-dia" presentation:presentation-page-layout-name="Master1-PPL1" draw:id="Slide-282">
        <draw:frame draw:id="id134" presentation:style-name="a980" draw:name="Picture Placeholder 5" svg:x="0in" svg:y="0.88583in" svg:width="10in" svg:height="3.66142in" presentation:class="graphic" presentation:placeholder="true">
          <draw:text-box/>
          <svg:title/>
          <svg:desc/>
        </draw:frame>
        <draw:frame draw:id="id135" presentation:style-name="a983" draw:name="Title 4" svg:x="5.90551in" svg:y="1.69291in" svg:width="3.30709in" svg:height="3.30709in" presentation:class="title" presentation:placeholder="false">
          <draw:text-box>
            <text:p text:style-name="a982" text:class-names="" text:cond-style-name=""><text:span text:style-name="a981" text:class-names="">Program Springboot SIG</text:span></text:p>
          </draw:text-box>
          <svg:title/>
          <svg:desc/>
        </draw:frame>
      </draw:page>
      <draw:page draw:name="Slide18" draw:style-name="a984" draw:master-page-name="Master1-Layout5-cust-Titel-en-opsomming" presentation:presentation-page-layout-name="Master1-PPL5" draw:id="Slide-273">
        <draw:frame draw:id="id136" presentation:style-name="a988" draw:name="Title 1" svg:x="0.7874in" svg:y="0.31496in" svg:width="7.24409in" svg:height="0.55118in" presentation:class="title" presentation:placeholder="false">
          <draw:text-box>
            <text:p text:style-name="a987" text:class-names="" text:cond-style-name=""><text:span text:style-name="a985" text:class-names="">Program Springboot SIG</text:span><text:span text:style-name="a986" text:class-names=""/></text:p>
          </draw:text-box>
          <svg:title/>
          <svg:desc/>
        </draw:frame>
        <draw:frame draw:id="id137" presentation:style-name="a1004" draw:name="Content Placeholder 5" svg:x="0.7874in" svg:y="1.02362in" svg:width="7.24409in" svg:height="4.13386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Presentations: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Initializr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RestTemplate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Exposing Rest Services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Context and Dependency Injection (CDI)</text:span></text:p>
              </text:list-item>
            </text:list>
          </draw:text-box>
          <svg:title/>
          <svg:desc/>
        </draw:frame>
      </draw:page>
      <draw:page draw:name="Slide42" draw:style-name="a1005" draw:master-page-name="Master1-Layout5-cust-Titel-en-opsomming" presentation:presentation-page-layout-name="Master1-PPL5" draw:id="Slide-297">
        <draw:frame draw:id="id138" presentation:style-name="a1009" draw:name="Title 1" svg:x="0.7874in" svg:y="0.31496in" svg:width="7.24409in" svg:height="0.55118in" presentation:class="title" presentation:placeholder="false">
          <draw:text-box>
            <text:p text:style-name="a1008" text:class-names="" text:cond-style-name=""><text:span text:style-name="a1006" text:class-names="">Program Springboot SIG</text:span><text:span text:style-name="a1007" text:class-names=""/></text:p>
          </draw:text-box>
          <svg:title/>
          <svg:desc/>
        </draw:frame>
        <draw:frame draw:id="id139" presentation:style-name="a1032" draw:name="Content Placeholder 5" svg:x="0.7874in" svg:y="1.02362in" svg:width="7.24409in" svg:height="4.13386in" presentation:class="outline" presentation:placeholder="false">
          <draw:text-box>
            <text:list text:style-name="a1012">
              <text:list-item>
                <text:p text:style-name="a1011" text:class-names="" text:cond-style-name=""><text:span text:style-name="a1010" text:class-names="">Labs: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Lab 1: ShoppingService : http GET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Lab 2: ProductService : http GET via Rest client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Lab 3: Http POST and http PUT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Lab 4: CDI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  <text:list text:style-name="a1031">
              <text:list-item>
                <text:list text:style-name="a1031">
                  <text:list-item>
                    <text:list text:style-name="a1031">
                      <text:list-item>
                        <text:p text:style-name="a1030" text:class-names="" text:cond-style-name=""><text:span text:style-name="a1028" text:class-names="">https://github.com/AMIS-Services/sig-springboot-1</text:span><text:span text:style-name="a1029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43" draw:style-name="a1033" draw:master-page-name="Master1-Layout5-cust-Titel-en-opsomming" presentation:presentation-page-layout-name="Master1-PPL5" draw:id="Slide-298">
        <draw:frame draw:id="id140" presentation:style-name="a1038" draw:name="Title 1" svg:x="0.7874in" svg:y="0.31496in" svg:width="7.24409in" svg:height="0.55118in" presentation:class="title" presentation:placeholder="false">
          <draw:text-box>
            <text:p text:style-name="a1037" text:class-names="" text:cond-style-name=""><text:span text:style-name="a1034" text:class-names="">Softwar</text:span><text:span text:style-name="a1035" text:class-names="">e</text:span><text:span text:style-name="a1036" text:class-names=""/></text:p>
          </draw:text-box>
          <svg:title/>
          <svg:desc/>
        </draw:frame>
        <draw:frame draw:id="id141" presentation:style-name="a1057" draw:name="Content Placeholder 2" svg:x="0.7874in" svg:y="1.02362in" svg:width="7.24409in" svg:height="4.13386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39" text:class-names="">Installeer alvast:</text:span><text:span text:style-name="a1040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3" text:class-names="">JDK<text:s text:c="1"/></text:span><text:span text:style-name="a1044" text:class-names="">8 of hoger,<text:s text:c="1"/></text:span><text:span text:style-name="a1045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Postman 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1" text:class-names="">Intellij</text:span><text:span text:style-name="a1052" text:class-names=""><text:s text:c="1"/></text:span><text:span text:style-name="a1053" text:class-names="">Community Edition of Spring Tool Suite</text:span><text:span text:style-name="a10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tart dia">
      <presentation:placeholder presentation:object="graphic" svg:x="0in" svg:y="0.88583in" svg:width="10in" svg:height="3.66142in"/>
      <presentation:placeholder presentation:object="title" svg:x="5.90551in" svg:y="1.69291in" svg:width="3.30709in" svg:height="3.30709in"/>
    </style:presentation-page-layout>
    <style:presentation-page-layout style:name="Master1-PPL2" style:display-name="Titeldia">
      <presentation:placeholder presentation:object="graphic" svg:x="0in" svg:y="0.88583in" svg:width="10in" svg:height="3.66142in"/>
      <presentation:placeholder presentation:object="title" svg:x="5.90551in" svg:y="1.69291in" svg:width="3.30709in" svg:height="3.30709in"/>
      <presentation:placeholder presentation:object="outline" svg:x="0.7874in" svg:y="1.1811in" svg:width="4.88189in" svg:height="1.65354in"/>
    </style:presentation-page-layout>
    <style:presentation-page-layout style:name="Master1-PPL3" style:display-name="Titeldia met spreker">
      <presentation:placeholder presentation:object="graphic" svg:x="0in" svg:y="0.88583in" svg:width="10in" svg:height="3.66142in"/>
      <presentation:placeholder presentation:object="title" svg:x="5.90551in" svg:y="1.69291in" svg:width="3.30709in" svg:height="3.30709in"/>
      <presentation:placeholder presentation:object="subtitle" svg:x="6.00394in" svg:y="4.54724in" svg:width="3.14961in" svg:height="0.35216in"/>
      <presentation:placeholder presentation:object="graphic" svg:x="6.00394in" svg:y="3.75984in" svg:width="0.7874in" svg:height="0.7874in"/>
    </style:presentation-page-layout>
    <style:presentation-page-layout style:name="Master1-PPL4" style:display-name="Titel, kop en opsomming">
      <presentation:placeholder presentation:object="title" svg:x="0.7874in" svg:y="0.31496in" svg:width="7.24409in" svg:height="0.55118in"/>
      <presentation:placeholder presentation:object="object" svg:x="0.7874in" svg:y="1.33858in" svg:width="7.24409in" svg:height="3.8189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outline" svg:x="0.7874in" svg:y="1.02362in" svg:width="7.24409in" svg:height="0.31496in"/>
    </style:presentation-page-layout>
    <style:presentation-page-layout style:name="Master1-PPL5" style:display-name="Titel en opsomming">
      <presentation:placeholder presentation:object="title" svg:x="0.7874in" svg:y="0.31496in" svg:width="7.24409in" svg:height="0.55118in"/>
      <presentation:placeholder presentation:object="object" svg:x="0.7874in" svg:y="1.02362in" svg:width="7.24409in" svg:height="4.13386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</style:presentation-page-layout>
    <style:presentation-page-layout style:name="Master1-PPL6" style:display-name="1_Titel en object">
      <presentation:placeholder presentation:object="outline" svg:x="5.90442in" svg:y="1.69291in" svg:width="3.30709in" svg:height="3.30709in"/>
      <presentation:placeholder presentation:object="title" svg:x="0.7874in" svg:y="0.31496in" svg:width="7.24409in" svg:height="0.55118in"/>
      <presentation:placeholder presentation:object="object" svg:x="0.7874in" svg:y="1.02362in" svg:width="4.88189in" svg:height="4.13386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subtitle" svg:x="6.00394in" svg:y="4.54724in" svg:width="3.14961in" svg:height="0.35216in"/>
    </style:presentation-page-layout>
    <style:presentation-page-layout style:name="Master1-PPL7" style:display-name="Vergelijking"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title" svg:x="0.7874in" svg:y="0.31496in" svg:width="7.24409in" svg:height="0.55118in"/>
      <presentation:placeholder presentation:object="object" svg:x="0.7874in" svg:y="1.33858in" svg:width="4.09557in" svg:height="3.8189in"/>
      <presentation:placeholder presentation:object="outline" svg:x="0.7874in" svg:y="1.02362in" svg:width="4.09558in" svg:height="0.31496in"/>
      <presentation:placeholder presentation:object="object" svg:x="5.11702in" svg:y="1.33858in" svg:width="4.09557in" svg:height="3.8189in"/>
      <presentation:placeholder presentation:object="outline" svg:x="5.11702in" svg:y="1.02362in" svg:width="4.09558in" svg:height="0.31496in"/>
    </style:presentation-page-layout>
    <style:presentation-page-layout style:name="Master1-PPL8" style:display-name="Twee kolommen met afbeeldingen">
      <presentation:placeholder presentation:object="graphic" svg:x="0.7874in" svg:y="0.86614in" svg:width="4.09449in" svg:height="1.73228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title" svg:x="0.7874in" svg:y="0.31496in" svg:width="7.24409in" svg:height="0.55118in"/>
      <presentation:placeholder presentation:object="graphic" svg:x="5.11811in" svg:y="0.86614in" svg:width="4.09449in" svg:height="1.73228in"/>
      <presentation:placeholder presentation:object="object" svg:x="0.7874in" svg:y="2.95276in" svg:width="4.09448in" svg:height="2.20472in"/>
      <presentation:placeholder presentation:object="outline" svg:x="0.7874in" svg:y="2.67717in" svg:width="4.09449in" svg:height="0.27559in"/>
      <presentation:placeholder presentation:object="object" svg:x="5.11812in" svg:y="2.95276in" svg:width="4.09448in" svg:height="2.20472in"/>
      <presentation:placeholder presentation:object="outline" svg:x="5.11811in" svg:y="2.67717in" svg:width="4.09449in" svg:height="0.27559in"/>
    </style:presentation-page-layout>
    <style:presentation-page-layout style:name="Master1-PPL9" style:display-name="Quote">
      <presentation:placeholder presentation:object="title" svg:x="0.7874in" svg:y="1.22047in" svg:width="8.4252in" svg:height="2.75591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</style:presentation-page-layout>
    <style:presentation-page-layout style:name="Master1-PPL10" style:display-name="Quote met foto">
      <presentation:placeholder presentation:object="title" svg:x="0.7874in" svg:y="1.22047in" svg:width="8.4252in" svg:height="2.12598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graphic" svg:x="7.55906in" svg:y="3.38587in" svg:width="1.65354in" svg:height="1.65354in"/>
    </style:presentation-page-layout>
    <style:presentation-page-layout style:name="Master1-PPL11" style:display-name="Afbeelding met tekst">
      <presentation:placeholder presentation:object="title" svg:x="0.7874in" svg:y="0.31496in" svg:width="7.24409in" svg:height="0.55118in"/>
      <presentation:placeholder presentation:object="object" svg:x="0.7874in" svg:y="0.98425in" svg:width="4.09449in" svg:height="3.72047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graphic" svg:x="5.07874in" svg:y="0.88583in" svg:width="4.92126in" svg:height="3.83858in"/>
    </style:presentation-page-layout>
    <style:presentation-page-layout style:name="Master1-PPL12" style:display-name="Grafiek met tekst">
      <presentation:placeholder presentation:object="title" svg:x="0.7874in" svg:y="0.31496in" svg:width="7.24409in" svg:height="0.55118in"/>
      <presentation:placeholder presentation:object="object" svg:x="0.7874in" svg:y="0.98425in" svg:width="4.09449in" svg:height="3.72047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graphic" svg:x="5.07874in" svg:y="0.88583in" svg:width="4.92126in" svg:height="3.83858in"/>
    </style:presentation-page-layout>
    <style:presentation-page-layout style:name="Master1-PPL13" style:display-name="Tekst met afbeelding">
      <presentation:placeholder presentation:object="title" svg:x="0.7874in" svg:y="0.31496in" svg:width="7.24409in" svg:height="0.55118in"/>
      <presentation:placeholder presentation:object="object" svg:x="0.7874in" svg:y="0.98425in" svg:width="6.49606in" svg:height="3.72047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graphic" svg:x="7.48031in" svg:y="0.88583in" svg:width="2.51969in" svg:height="3.83858in"/>
    </style:presentation-page-layout>
    <style:presentation-page-layout style:name="Master1-PPL14" style:display-name="Afbeelding met Titel"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title" svg:x="0.7874in" svg:y="0.31496in" svg:width="7.24409in" svg:height="0.55118in"/>
      <presentation:placeholder presentation:object="graphic" svg:x="0in" svg:y="0.88583in" svg:width="10in" svg:height="3.8385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271" xlink:href="media/image1.jpg" xlink:show="embed" xlink:actuate="onLoad"/>
    <draw:fill-image draw:name="a503" xlink:href="media/image1.jpg" xlink:show="embed" xlink:actuate="onLoad"/>
    <draw:fill-image draw:name="a412" xlink:href="media/image1.jpg" xlink:show="embed" xlink:actuate="onLoad"/>
    <draw:fill-image draw:name="a927" xlink:href="media/image1.jpg" xlink:show="embed" xlink:actuate="onLoad"/>
    <draw:fill-image draw:name="a2" xlink:href="media/image1.jpg" xlink:show="embed" xlink:actuate="onLoad"/>
    <draw:fill-image draw:name="a854" xlink:href="media/image1.jpg" xlink:show="embed" xlink:actuate="onLoad"/>
    <draw:fill-image draw:name="a705" xlink:href="media/image1.jpg" xlink:show="embed" xlink:actuate="onLoad"/>
    <draw:fill-image draw:name="a338" xlink:href="media/image1.jpg" xlink:show="embed" xlink:actuate="onLoad"/>
    <draw:fill-image draw:name="a200" xlink:href="media/image1.jpg" xlink:show="embed" xlink:actuate="onLoad"/>
    <draw:fill-image draw:name="a778" xlink:href="media/image1.jpg" xlink:show="embed" xlink:actuate="onLoad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0.27778in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27559in" fo:padding-bottom="1.1811in" fo:padding-left="0.3937in" fo:padding-right="4.33071in" draw:textarea-vertical-align="bottom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9843in" fo:padding-bottom="0.07874in" fo:padding-left="0.09843in" fo:padding-right="0.07874in" draw:textarea-vertical-align="top" draw:textarea-horizontal-align="left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 style:parent-style-name="Graphics">
      <style:graphic-properties draw:fill="none" draw:stroke="none"/>
    </style:style>
    <style:style style:family="paragraph" style:name="a217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0">
      <style:graphic-properties fo:wrap-option="wrap" fo:padding-top="0.3937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 style:parent-style-name="Graphics">
      <style:graphic-properties draw:fill="none" draw:stroke="non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none" draw:stroke="solid" svg:stroke-width="0.01389in" svg:stroke-color="#000000" svg:stroke-opacity="100%"/>
    </style:style>
    <style:style style:family="presentation" style:name="a901">
      <style:graphic-properties draw:fill="none" draw:stroke="solid" svg:stroke-width="0.01389in" svg:stroke-color="#000000" svg:stroke-opacity="100%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6" style:parent-style-name="Graphics">
      <style:graphic-properties draw:fill="none" draw:stroke="none"/>
    </style:style>
    <style:style style:family="graphic" style:name="a928" style:parent-style-name="Graphics">
      <style:graphic-properties draw:fill="bitmap" draw:fill-image-name="a927" style:repeat="stretch" draw:opacity="45%" draw:stroke="none"/>
    </style:style>
    <style:style style:family="graphic" style:name="a929">
      <style:graphic-properties draw:fill="none" draw:stroke="solid" svg:stroke-width="0.01042in" svg:stroke-color="#ffffff" svg:stroke-opacity="100%" draw:stroke-linejoin="miter" svg:stroke-linecap="butt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draw:fill="none" draw:stroke="solid" svg:stroke-width="0.01389in" svg:stroke-color="#000000" svg:stroke-opacity="100%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draw:fill="none" draw:stroke="solid" svg:stroke-width="0.01389in" svg:stroke-color="#000000" svg:stroke-opacity="100%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4" style:parent-style-name="Graphics">
      <style:graphic-properties draw:fill="none" draw:stroke="none"/>
    </style:style>
    <style:style style:family="graphic" style:name="a706" style:parent-style-name="Graphics">
      <style:graphic-properties draw:fill="bitmap" draw:fill-image-name="a705" style:repeat="stretch" draw:opacity="45%" draw:stroke="non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7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27559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draw:stroke="solid" svg:stroke-width="0.01389in" svg:stroke-color="#000000" svg:stroke-opacity="100%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 style:parent-style-name="Graphics">
      <style:graphic-properties draw:fill="none" draw:stroke="none"/>
    </style:style>
    <style:style style:family="graphic" style:name="a272" style:parent-style-name="Graphics">
      <style:graphic-properties draw:fill="bitmap" draw:fill-image-name="a271" style:repeat="stretch" draw:opacity="45%" draw:stroke="none"/>
    </style:style>
    <style:style style:family="graphic" style:name="a273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274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5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9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2" style:parent-style-name="Graphics">
      <style:graphic-properties draw:fill="none" draw:stroke="none"/>
    </style:style>
    <style:style style:family="graphic" style:name="a504" style:parent-style-name="Graphics">
      <style:graphic-properties draw:fill="bitmap" draw:fill-image-name="a503" style:repeat="stretch" draw:opacity="45%" draw:stroke="none"/>
    </style:style>
    <style:style style:family="graphic" style:name="a505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5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3937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draw:fill="none" draw:stroke="non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 style:parent-style-name="Graphics">
      <style:graphic-properties draw:fill="bitmap" draw:fill-image-name="a2" style:repeat="stretch" draw:opacity="45%" draw:stroke="none"/>
    </style:style>
    <style:style style:family="paragraph" style:name="a9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27559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3937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draw:fill="none" draw:stroke="solid" svg:stroke-width="0.01389in" svg:stroke-color="#000000" svg:stroke-opacity="100%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solid" svg:stroke-width="0.01389in" svg:stroke-color="#000000" svg:stroke-opacity="100%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7" style:parent-style-name="Graphics">
      <style:graphic-properties draw:fill="none" draw:stroke="none"/>
    </style:style>
    <style:style style:family="graphic" style:name="a779" style:parent-style-name="Graphics">
      <style:graphic-properties draw:fill="bitmap" draw:fill-image-name="a778" style:repeat="stretch" draw:opacity="45%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draw:fill="none" draw:stroke="solid" svg:stroke-width="0.01042in" svg:stroke-color="#ffffff" svg:stroke-opacity="100%" draw:stroke-linejoin="miter" svg:stroke-linecap="butt"/>
    </style:style>
    <style:style style:family="paragraph" style:name="a557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 style:parent-style-name="Graphics">
      <style:graphic-properties draw:fill="none" draw:stroke="none"/>
    </style:style>
    <style:style style:family="paragraph" style:name="a33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 style:parent-style-name="Graphics">
      <style:graphic-properties draw:fill="none" draw:stroke="non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9" style:parent-style-name="Graphics">
      <style:graphic-properties draw:fill="bitmap" draw:fill-image-name="a338" style:repeat="stretch" draw:opacity="45%" draw:stroke="none"/>
    </style:style>
    <style:style style:family="text" style:name="a563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0.27778in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27559in" fo:padding-bottom="1.1811in" fo:padding-left="0.3937in" fo:padding-right="4.33071in" draw:textarea-vertical-align="bottom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9843in" fo:padding-bottom="0.07874in" fo:padding-left="0.09843in" fo:padding-right="0.07874in" draw:textarea-vertical-align="top" draw:textarea-horizontal-align="left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6" style:parent-style-name="Graphics">
      <style:graphic-properties draw:fill="none" draw:stroke="none"/>
    </style:style>
    <style:style style:family="graphic" style:name="a340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9843in" fo:padding-bottom="0.07874in" fo:padding-left="0.09843in" fo:padding-right="0.07874in" draw:textarea-vertical-align="top" draw:textarea-horizontal-align="left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6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draw:fill="none" draw:stroke="solid" svg:stroke-width="0.01389in" svg:stroke-color="#000000" svg:stroke-opacity="100%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draw:fill="none" draw:stroke="solid" svg:stroke-width="0.01389in" svg:stroke-color="#000000" svg:stroke-opacity="100%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.3937in" fo:padding-bottom="0in" fo:padding-left="0.3937in" fo:padding-right="0.393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draw:fill="none" draw:stroke="solid" svg:stroke-width="0.01389in" svg:stroke-color="#000000" svg:stroke-opacity="100%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1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02" style:parent-style-name="Graphics">
      <style:graphic-properties draw:fill="none" draw:stroke="non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4">
      <style:paragraph-properties fo:line-height="10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27559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 style:parent-style-name="Graphics">
      <style:graphic-properties draw:fill="none" draw:stroke="none"/>
    </style:style>
    <style:style style:family="paragraph" style:name="a38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9843in" fo:padding-bottom="0.07874in" fo:padding-left="0.09843in" fo:padding-right="0.07874in" draw:textarea-vertical-align="top" draw:textarea-horizontal-align="left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draw:fill="none" draw:stroke="solid" svg:stroke-width="0.01389in" svg:stroke-color="#000000" svg:stroke-opacity="100%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 style:parent-style-name="Graphics">
      <style:graphic-properties draw:fill="none" draw:stroke="non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1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" style:parent-style-name="Graphics">
      <style:graphic-properties draw:fill="none" draw:stroke="non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27559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draw:fill="none" draw:stroke="solid" svg:stroke-width="0.01389in" svg:stroke-color="#000000" svg:stroke-opacity="100%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 style:parent-style-name="Graphics">
      <style:graphic-properties draw:fill="none" draw:stroke="none"/>
    </style:style>
    <style:style style:family="graphic" style:name="a855" style:parent-style-name="Graphics">
      <style:graphic-properties draw:fill="bitmap" draw:fill-image-name="a854" style:repeat="stretch" draw:opacity="45%" draw:stroke="none"/>
    </style:style>
    <style:style style:family="graphic" style:name="a856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draw:fill="none" draw:stroke="solid" svg:stroke-width="0.01389in" svg:stroke-color="#000000" svg:stroke-opacity="100%"/>
    </style:style>
    <style:style style:family="paragraph" style:name="a3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aragraph" style:name="a1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 style:parent-style-name="Graphics">
      <style:graphic-properties draw:fill="none" draw:stroke="non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 style:parent-style-name="Graphics">
      <style:graphic-properties draw:fill="bitmap" draw:fill-image-name="a412" style:repeat="stretch" draw:opacity="45%" draw:stroke="none"/>
    </style:style>
    <style:style style:family="graphic" style:name="a414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 style:parent-style-name="Graphics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3" style:parent-style-name="Graphics">
      <style:graphic-properties draw:fill="none" draw:stroke="non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 style:parent-style-name="Graphics">
      <style:graphic-properties draw:fill="bitmap" draw:fill-image-name="a200" style:repeat="stretch" draw:opacity="45%" draw:stroke="non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 style:parent-style-name="Graphics">
      <style:graphic-properties draw:fill="none" draw:stroke="non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3937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7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6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a" style:page-layout-name="pageLayout1" draw:style-name="a0">
      <draw:frame draw:id="id0" draw:style-name="a1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1" draw:style-name="a3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frame draw:id="id2" presentation:style-name="a7" draw:name="Title Placeholder 1" svg:x="0.7874in" svg:y="0.31496in" svg:width="7.24409in" svg:height="0.55118in" presentation:class="title" presentation:placeholder="false">
        <draw:text-box>
          <text:p text:style-name="a6" text:class-names="" text:cond-style-name=""><text:span text:style-name="a4" text:class-names="">TITELSTIJL VAN MODEL BEWERKEN</text:span><text:span text:style-name="a5" text:class-names=""/></text:p>
        </draw:text-box>
        <svg:title/>
        <svg:desc/>
      </draw:frame>
      <draw:frame draw:id="id3" presentation:style-name="a24" draw:name="Text Placeholder 2" svg:x="0.7874in" svg:y="1.02362in" svg:width="7.24409in" svg:height="4.13386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Klik om de tekststijl van het model te bewerk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Tweede niveau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Vijfde niveau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4.09449in" svg:y="5.47244in" svg:width="1.33858in" svg:height="0.11811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10/2/2018</text:date></text:span><text:span text:style-name="a27" text:class-names=""/></text:p>
        </draw:text-box>
        <svg:title/>
        <svg:desc/>
      </draw:frame>
      <draw:frame draw:id="id5" presentation:style-name="a32" draw:name="Footer Placeholder 4" svg:x="5.43307in" svg:y="5.47244in" svg:width="3.54331in" svg:height="0.11811in" presentation:class="footer" presentation:placeholder="false">
        <draw:text-box>
          <text:p text:style-name="a31" text:class-names="" text:cond-style-name=""><text:span text:style-name="a30" text:class-names="">Titel van de presentatie</text:span></text:p>
        </draw:text-box>
        <svg:title/>
        <svg:desc/>
      </draw:frame>
      <draw:frame draw:id="id6" presentation:style-name="a35" draw:name="Slide Number Placeholder 5" svg:x="9.05512in" svg:y="5.47244in" svg:width="0.15748in" svg:height="0.1181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9.01575in" svg:y1="5.47244in" svg:x2="9.01575in" svg:y2="5.57087in" draw:id="id7" draw:style-name="a36" draw:name="Straight Connector 9">
        <svg:title/>
        <svg:desc/>
      </draw:connector>
      <presentation:notes style:page-layout-name="pageLayout2" draw:style-name="a67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2-10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60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Click to 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6" text:class-names="">Fifth level</text:span><text:span text:style-name="a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" draw:name="Footer Placeholder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3" presentation:style-name="a66" draw:name="Slide Number Placeholder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Start-dia" style:page-layout-name="pageLayout1" draw:style-name="a68">
      <draw:frame draw:id="id14" draw:style-name="a69" draw:name="Picture 6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frame draw:id="id15" presentation:style-name="a72" draw:name="Picture Placeholder 2" svg:x="0in" svg:y="0.88583in" svg:width="10in" svg:height="3.66142in" presentation:class="graphic" presentation:placeholder="false">
        <draw:text-box>
          <text:p text:style-name="a71" text:class-names="" text:cond-style-name=""><text:span text:style-name="a70" text:class-names="">Click icon to add picture</text:span></text:p>
        </draw:text-box>
        <svg:title/>
        <svg:desc/>
      </draw:frame>
      <draw:frame draw:id="id16" presentation:style-name="a75" draw:name="Title 1" svg:x="5.90551in" svg:y="1.69291in" svg:width="3.30709in" svg:height="3.30709in" presentation:class="title" presentation:placeholder="false">
        <draw:text-box>
          <text:p text:style-name="a74" text:class-names="" text:cond-style-name=""><text:span text:style-name="a73" text:class-names="">CLICK TO EDIT MASTER TITLE STYLE</text:span></text:p>
        </draw:text-box>
        <svg:title/>
        <svg:desc/>
      </draw:frame>
      <draw:frame draw:id="id17" draw:style-name="a76" draw:name="Picture 9" svg:x="0.70866in" svg:y="0.11811in" svg:width="3.15in" svg:height="0.71in" style:rel-width="scale" style:rel-height="scale">
        <draw:image xlink:href="media/image4.png" xlink:type="simple" xlink:show="embed" xlink:actuate="onLoad"/>
        <svg:title/>
        <svg:desc/>
      </draw:frame>
      <presentation:notes style:page-layout-name="pageLayout2" draw:style-name="a107">
        <draw:frame draw:id="id8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-10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4" draw:name="Slide Image Placeholder 3">
          <svg:title/>
          <svg:desc/>
        </draw:page-thumbnail>
        <draw:frame draw:id="id11" presentation:style-name="a100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list text:style-name="a99">
                              <text:list-item>
                                <text:p text:style-name="a98" text:class-names="" text:cond-style-name=""><text:span text:style-name="a96" text:class-names="">Fifth level</text:span><text:span text:style-name="a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3" draw:name="Footer Placeholder 5" svg:x="0in" svg:y="9.49826in" svg:width="3.25in" svg:height="0.50174in" presentation:class="foot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13" presentation:style-name="a106" draw:name="Slide Number Placeholder 6" svg:x="4.24826in" svg:y="9.49826in" svg:width="3.25in" svg:height="0.50174in" presentation:class="page-number" presentation:placeholder="false">
          <draw:text-box>
            <text:p text:style-name="a105" text:class-names="" text:cond-style-name=""><text:span text:style-name="a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dia" style:page-layout-name="pageLayout1" draw:style-name="a108">
      <draw:frame draw:id="id18" draw:style-name="a109" draw:name="Picture 6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frame draw:id="id19" presentation:style-name="a112" draw:name="Picture Placeholder 2" svg:x="0in" svg:y="0.88583in" svg:width="10in" svg:height="3.66142in" presentation:class="graphic" presentation:placeholder="false">
        <draw:text-box>
          <text:p text:style-name="a111" text:class-names="" text:cond-style-name=""><text:span text:style-name="a110" text:class-names="">Click icon to add picture</text:span></text:p>
        </draw:text-box>
        <svg:title/>
        <svg:desc/>
      </draw:frame>
      <draw:frame draw:id="id20" presentation:style-name="a115" draw:name="Title 1" svg:x="5.90551in" svg:y="1.69291in" svg:width="3.30709in" svg:height="3.30709in" presentation:class="title" presentation:placeholder="false">
        <draw:text-box>
          <text:p text:style-name="a114" text:class-names="" text:cond-style-name=""><text:span text:style-name="a113" text:class-names="">CLICK TO EDIT MASTER TITLE STYLE</text:span></text:p>
        </draw:text-box>
        <svg:title/>
        <svg:desc/>
      </draw:frame>
      <draw:frame draw:id="id21" draw:style-name="a116" draw:name="Picture 9" svg:x="0.70866in" svg:y="0.11811in" svg:width="3.15in" svg:height="0.71in" style:rel-width="scale" style:rel-height="scale">
        <draw:image xlink:href="media/image4.png" xlink:type="simple" xlink:show="embed" xlink:actuate="onLoad"/>
        <svg:title/>
        <svg:desc/>
      </draw:frame>
      <draw:frame draw:id="id22" presentation:style-name="a120" draw:name="Text Placeholder 2" svg:x="0.7874in" svg:y="1.1811in" svg:width="4.88189in" svg:height="1.65354in" presentation:class="outline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51">
        <draw:frame draw:id="id8" presentation:style-name="a123" draw:name="Header Placeholder 1" svg:x="0in" svg:y="0in" svg:width="3.25in" svg:height="0.50174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7" draw:name="Date Placeholder 2" svg:x="4.24826in" svg:y="0in" svg:width="3.25in" svg:height="0.50174in" presentation:class="date-time" presentation:placeholder="false">
          <draw:text-box>
            <text:p text:style-name="a126" text:class-names="" text:cond-style-name=""><text:span text:style-name="a124" text:class-names=""><text:date text:fixed="false" style:data-style-name="a125">2-10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28" draw:name="Slide Image Placeholder 3">
          <svg:title/>
          <svg:desc/>
        </draw:page-thumbnail>
        <draw:frame draw:id="id11" presentation:style-name="a144" draw:name="Notes Placeholder 4" svg:x="0.75in" svg:y="4.8125in" svg:width="6in" svg:height="3.9375in" presentation:class="notes" presentation:placeholder="false">
          <draw:text-box>
            <text:p text:style-name="a130" text:class-names="" text:cond-style-name=""><text:span text:style-name="a129" text:class-names="">Click to edit Master text styles</text:span></text:p>
            <text:list text:style-name="a133">
              <text:list-item>
                <text:list text:style-name="a133">
                  <text:list-item>
                    <text:p text:style-name="a132" text:class-names="" text:cond-style-name=""><text:span text:style-name="a131" text:class-names="">Second level</text:span></text:p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p text:style-name="a135" text:class-names="" text:cond-style-name=""><text:span text:style-name="a1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9">
              <text:list-item>
                <text:list text:style-name="a139">
                  <text:list-item>
                    <text:list text:style-name="a139">
                      <text:list-item>
                        <text:list text:style-name="a139">
                          <text:list-item>
                            <text:p text:style-name="a138" text:class-names="" text:cond-style-name=""><text:span text:style-name="a1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">
              <text:list-item>
                <text:list text:style-name="a143">
                  <text:list-item>
                    <text:list text:style-name="a143">
                      <text:list-item>
                        <text:list text:style-name="a143">
                          <text:list-item>
                            <text:list text:style-name="a143">
                              <text:list-item>
                                <text:p text:style-name="a142" text:class-names="" text:cond-style-name=""><text:span text:style-name="a140" text:class-names="">Fifth level</text:span><text:span text:style-name="a1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47" draw:name="Footer Placeholder 5" svg:x="0in" svg:y="9.49826in" svg:width="3.25in" svg:height="0.50174in" presentation:class="foot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3" presentation:style-name="a150" draw:name="Slide Number Placeholder 6" svg:x="4.24826in" svg:y="9.49826in" svg:width="3.25in" svg:height="0.50174in" presentation:class="page-number" presentation:placeholder="false">
          <draw:text-box>
            <text:p text:style-name="a149" text:class-names="" text:cond-style-name=""><text:span text:style-name="a1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eldia-met-spreker" style:page-layout-name="pageLayout1" draw:style-name="a152">
      <draw:frame draw:id="id23" presentation:style-name="a155" draw:name="Picture Placeholder 2" svg:x="0in" svg:y="0.88583in" svg:width="10in" svg:height="3.66142in" presentation:class="graphic" presentation:placeholder="false">
        <draw:text-box>
          <text:p text:style-name="a154" text:class-names="" text:cond-style-name=""><text:span text:style-name="a153" text:class-names="">Click icon to add picture</text:span></text:p>
        </draw:text-box>
        <svg:title/>
        <svg:desc/>
      </draw:frame>
      <draw:frame draw:id="id24" draw:style-name="a156" draw:name="Picture 6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frame draw:id="id25" presentation:style-name="a159" draw:name="Title 1" svg:x="5.90551in" svg:y="1.69291in" svg:width="3.30709in" svg:height="3.30709in" presentation:class="title" presentation:placeholder="false">
        <draw:text-box>
          <text:p text:style-name="a158" text:class-names="" text:cond-style-name=""><text:span text:style-name="a157" text:class-names="">CLICK TO EDIT MASTER TITLE STYLE</text:span></text:p>
        </draw:text-box>
        <svg:title/>
        <svg:desc/>
      </draw:frame>
      <draw:frame draw:id="id26" presentation:style-name="a162" draw:name="Subtitle 2" svg:x="6.00394in" svg:y="4.54724in" svg:width="3.14961in" svg:height="0.35216in" presentation:class="subtitle" presentation:placeholder="false">
        <draw:text-box>
          <text:p text:style-name="a161" text:class-names="" text:cond-style-name=""><text:span text:style-name="a160" text:class-names="">Click to edit Master subtitle style</text:span></text:p>
        </draw:text-box>
        <svg:title/>
        <svg:desc/>
      </draw:frame>
      <draw:frame draw:id="id27" draw:style-name="a163" draw:name="Picture 9" svg:x="0.70866in" svg:y="0.11811in" svg:width="3.15in" svg:height="0.71in" style:rel-width="scale" style:rel-height="scale">
        <draw:image xlink:href="media/image4.png" xlink:type="simple" xlink:show="embed" xlink:actuate="onLoad"/>
        <svg:title/>
        <svg:desc/>
      </draw:frame>
      <draw:frame draw:id="id28" presentation:style-name="a166" draw:name="Picture Placeholder 2" svg:x="6.00394in" svg:y="3.75984in" svg:width="0.7874in" svg:height="0.7874in" presentation:class="graphic" presentation:placeholder="false">
        <draw:text-box>
          <text:p text:style-name="a165" text:class-names="" text:cond-style-name=""><text:span text:style-name="a164" text:class-names=""><text:s text:c="1"/></text:span></text:p>
        </draw:text-box>
        <svg:title/>
        <svg:desc/>
      </draw:frame>
      <presentation:notes style:page-layout-name="pageLayout2" draw:style-name="a197">
        <draw:frame draw:id="id8" presentation:style-name="a169" draw:name="Header Placeholder 1" svg:x="0in" svg:y="0in" svg:width="3.25in" svg:height="0.50174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9" presentation:style-name="a173" draw:name="Date Placeholder 2" svg:x="4.24826in" svg:y="0in" svg:width="3.25in" svg:height="0.50174in" presentation:class="date-time" presentation:placeholder="false">
          <draw:text-box>
            <text:p text:style-name="a172" text:class-names="" text:cond-style-name=""><text:span text:style-name="a170" text:class-names=""><text:date text:fixed="false" style:data-style-name="a171">2-10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4" draw:name="Slide Image Placeholder 3">
          <svg:title/>
          <svg:desc/>
        </draw:page-thumbnail>
        <draw:frame draw:id="id11" presentation:style-name="a190" draw:name="Notes Placeholder 4" svg:x="0.75in" svg:y="4.8125in" svg:width="6in" svg:height="3.9375in" presentation:class="notes" presentation:placeholder="false">
          <draw:text-box>
            <text:p text:style-name="a176" text:class-names="" text:cond-style-name=""><text:span text:style-name="a175" text:class-names="">Click to edit Master text styles</text:span></text:p>
            <text:list text:style-name="a179">
              <text:list-item>
                <text:list text:style-name="a179">
                  <text:list-item>
                    <text:p text:style-name="a178" text:class-names="" text:cond-style-name=""><text:span text:style-name="a177" text:class-names="">Second level</text:span></text:p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p text:style-name="a181" text:class-names="" text:cond-style-name=""><text:span text:style-name="a1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p text:style-name="a184" text:class-names="" text:cond-style-name=""><text:span text:style-name="a1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list text:style-name="a189">
                              <text:list-item>
                                <text:p text:style-name="a188" text:class-names="" text:cond-style-name=""><text:span text:style-name="a186" text:class-names="">Fifth level</text:span><text:span text:style-name="a1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3" draw:name="Footer Placeholder 5" svg:x="0in" svg:y="9.49826in" svg:width="3.25in" svg:height="0.50174in" presentation:class="footer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13" presentation:style-name="a196" draw:name="Slide Number Placeholder 6" svg:x="4.24826in" svg:y="9.49826in" svg:width="3.25in" svg:height="0.50174in" presentation:class="page-number" presentation:placeholder="false">
          <draw:text-box>
            <text:p text:style-name="a195" text:class-names="" text:cond-style-name=""><text:span text:style-name="a1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el,-kop-en-opsomming" style:page-layout-name="pageLayout1" draw:style-name="a198">
      <draw:frame draw:id="id29" draw:layer="Master1-bg" draw:style-name="a199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30" draw:layer="Master1-bg" draw:style-name="a201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31" draw:layer="Master1-bg" draw:style-name="a202" draw:name="Straight Connector 9">
        <svg:title/>
        <svg:desc/>
      </draw:connector>
      <draw:frame draw:id="id32" presentation:style-name="a206" draw:name="Title 1" svg:x="0.7874in" svg:y="0.31496in" svg:width="7.24409in" svg:height="0.55118in" presentation:class="title" presentation:placeholder="false">
        <draw:text-box>
          <text:p text:style-name="a205" text:class-names="" text:cond-style-name=""><text:span text:style-name="a203" text:class-names="">TITELSTIJL VAN MODEL BEWERKEN</text:span><text:span text:style-name="a204" text:class-names=""/></text:p>
        </draw:text-box>
        <svg:title/>
        <svg:desc/>
      </draw:frame>
      <draw:frame draw:id="id33" presentation:style-name="a222" draw:name="Content Placeholder 2" svg:x="0.7874in" svg:y="1.33858in" svg:width="7.24409in" svg:height="3.8189in" presentation:class="object" presentation:placeholder="false">
        <draw:text-box>
          <text:list text:style-name="a209">
            <text:list-item>
              <text:p text:style-name="a208" text:class-names="" text:cond-style-name=""><text:span text:style-name="a207" text:class-names="">Edit Master text styles</text:span></text:p>
            </text:list-item>
          </text:list>
          <text:list text:style-name="a212">
            <text:list-item>
              <text:list text:style-name="a212">
                <text:list-item>
                  <text:p text:style-name="a211" text:class-names="" text:cond-style-name=""><text:span text:style-name="a210" text:class-names="">Second level</text:span></text:p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p text:style-name="a214" text:class-names="" text:cond-style-name=""><text:span text:style-name="a213" text:class-names="">Third level</text:span></text:p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p text:style-name="a217" text:class-names="" text:cond-style-name=""><text:span text:style-name="a2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7" draw:name="Date Placeholder 3" svg:x="4.09449in" svg:y="5.47244in" svg:width="1.33858in" svg:height="0.11811in" presentation:class="date-time" presentation:placeholder="false">
        <draw:text-box>
          <text:p text:style-name="a226" text:class-names="" text:cond-style-name=""><text:span text:style-name="a223" text:class-names=""><text:date text:fixed="false" style:data-style-name="a224">10/2/2018</text:date></text:span><text:span text:style-name="a225" text:class-names=""/></text:p>
        </draw:text-box>
        <svg:title/>
        <svg:desc/>
      </draw:frame>
      <draw:frame draw:id="id35" presentation:style-name="a230" draw:name="Footer Placeholder 4" svg:x="5.43307in" svg:y="5.47244in" svg:width="3.54331in" svg:height="0.11811in" presentation:class="footer" presentation:placeholder="false">
        <draw:text-box>
          <text:p text:style-name="a229" text:class-names="" text:cond-style-name=""><text:span text:style-name="a228" text:class-names="">Titel van de presentatie</text:span></text:p>
        </draw:text-box>
        <svg:title/>
        <svg:desc/>
      </draw:frame>
      <draw:frame draw:id="id36" presentation:style-name="a233" draw:name="Slide Number Placeholder 5" svg:x="9.05512in" svg:y="5.47244in" svg:width="0.15748in" svg:height="0.1181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  <draw:frame draw:id="id37" presentation:style-name="a237" draw:name="Text Placeholder 2" svg:x="0.7874in" svg:y="1.02362in" svg:width="7.24409in" svg:height="0.31496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268">
        <draw:frame draw:id="id8" presentation:style-name="a240" draw:name="Header Placeholder 1" svg:x="0in" svg:y="0in" svg:width="3.25in" svg:height="0.50174in" presentation:class="head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9" presentation:style-name="a244" draw:name="Date Placeholder 2" svg:x="4.24826in" svg:y="0in" svg:width="3.25in" svg:height="0.50174in" presentation:class="date-time" presentation:placeholder="false">
          <draw:text-box>
            <text:p text:style-name="a243" text:class-names="" text:cond-style-name=""><text:span text:style-name="a241" text:class-names=""><text:date text:fixed="false" style:data-style-name="a242">2-10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45" draw:name="Slide Image Placeholder 3">
          <svg:title/>
          <svg:desc/>
        </draw:page-thumbnail>
        <draw:frame draw:id="id11" presentation:style-name="a261" draw:name="Notes Placeholder 4" svg:x="0.75in" svg:y="4.8125in" svg:width="6in" svg:height="3.9375in" presentation:class="notes" presentation:placeholder="false">
          <draw:text-box>
            <text:p text:style-name="a247" text:class-names="" text:cond-style-name=""><text:span text:style-name="a246" text:class-names="">Click to edit Master text styles</text:span></text:p>
            <text:list text:style-name="a250">
              <text:list-item>
                <text:list text:style-name="a250">
                  <text:list-item>
                    <text:p text:style-name="a249" text:class-names="" text:cond-style-name=""><text:span text:style-name="a248" text:class-names="">Second level</text:span></text:p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p text:style-name="a252" text:class-names="" text:cond-style-name=""><text:span text:style-name="a2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p text:style-name="a255" text:class-names="" text:cond-style-name=""><text:span text:style-name="a2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list text:style-name="a260">
                              <text:list-item>
                                <text:p text:style-name="a259" text:class-names="" text:cond-style-name=""><text:span text:style-name="a257" text:class-names="">Fifth level</text:span><text:span text:style-name="a2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64" draw:name="Footer Placeholder 5" svg:x="0in" svg:y="9.49826in" svg:width="3.25in" svg:height="0.50174in" presentation:class="footer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13" presentation:style-name="a267" draw:name="Slide Number Placeholder 6" svg:x="4.24826in" svg:y="9.49826in" svg:width="3.25in" svg:height="0.50174in" presentation:class="page-number" presentation:placeholder="false">
          <draw:text-box>
            <text:p text:style-name="a266" text:class-names="" text:cond-style-name=""><text:span text:style-name="a2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el-en-opsomming" style:page-layout-name="pageLayout1" draw:style-name="a269">
      <draw:frame draw:id="id38" draw:layer="Master1-bg" draw:style-name="a270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39" draw:layer="Master1-bg" draw:style-name="a272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40" draw:layer="Master1-bg" draw:style-name="a273" draw:name="Straight Connector 9">
        <svg:title/>
        <svg:desc/>
      </draw:connector>
      <draw:frame draw:id="id41" presentation:style-name="a277" draw:name="Title 1" svg:x="0.7874in" svg:y="0.31496in" svg:width="7.24409in" svg:height="0.55118in" presentation:class="title" presentation:placeholder="false">
        <draw:text-box>
          <text:p text:style-name="a276" text:class-names="" text:cond-style-name=""><text:span text:style-name="a274" text:class-names="">TITELSTIJL VAN MODEL BEWERKEN</text:span><text:span text:style-name="a275" text:class-names=""/></text:p>
        </draw:text-box>
        <svg:title/>
        <svg:desc/>
      </draw:frame>
      <draw:frame draw:id="id42" presentation:style-name="a293" draw:name="Content Placeholder 2" svg:x="0.7874in" svg:y="1.02362in" svg:width="7.24409in" svg:height="4.13386in" presentation:class="object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  <text:list text:style-name="a283">
            <text:list-item>
              <text:list text:style-name="a283">
                <text:list-item>
                  <text:p text:style-name="a282" text:class-names="" text:cond-style-name=""><text:span text:style-name="a281" text:class-names="">Second level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4" text:class-names="">Third level</text:span></text:p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p text:style-name="a288" text:class-names="" text:cond-style-name=""><text:span text:style-name="a2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8" draw:name="Date Placeholder 3" svg:x="4.09449in" svg:y="5.47244in" svg:width="1.33858in" svg:height="0.11811in" presentation:class="date-time" presentation:placeholder="false">
        <draw:text-box>
          <text:p text:style-name="a297" text:class-names="" text:cond-style-name=""><text:span text:style-name="a294" text:class-names=""><text:date text:fixed="false" style:data-style-name="a295">10/2/2018</text:date></text:span><text:span text:style-name="a296" text:class-names=""/></text:p>
        </draw:text-box>
        <svg:title/>
        <svg:desc/>
      </draw:frame>
      <draw:frame draw:id="id44" presentation:style-name="a301" draw:name="Footer Placeholder 4" svg:x="5.43307in" svg:y="5.47244in" svg:width="3.54331in" svg:height="0.11811in" presentation:class="footer" presentation:placeholder="false">
        <draw:text-box>
          <text:p text:style-name="a300" text:class-names="" text:cond-style-name=""><text:span text:style-name="a299" text:class-names="">Titel van de presentatie</text:span></text:p>
        </draw:text-box>
        <svg:title/>
        <svg:desc/>
      </draw:frame>
      <draw:frame draw:id="id45" presentation:style-name="a304" draw:name="Slide Number Placeholder 5" svg:x="9.05512in" svg:y="5.47244in" svg:width="0.15748in" svg:height="0.1181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frame draw:id="id8" presentation:style-name="a307" draw:name="Header Placeholder 1" svg:x="0in" svg:y="0in" svg:width="3.25in" svg:height="0.50174in" presentation:class="head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1" draw:name="Date Placeholder 2" svg:x="4.24826in" svg:y="0in" svg:width="3.25in" svg:height="0.50174in" presentation:class="date-time" presentation:placeholder="false">
          <draw:text-box>
            <text:p text:style-name="a310" text:class-names="" text:cond-style-name=""><text:span text:style-name="a308" text:class-names=""><text:date text:fixed="false" style:data-style-name="a309">2-10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2" draw:name="Slide Image Placeholder 3">
          <svg:title/>
          <svg:desc/>
        </draw:page-thumbnail>
        <draw:frame draw:id="id11" presentation:style-name="a328" draw:name="Notes Placeholder 4" svg:x="0.75in" svg:y="4.8125in" svg:width="6in" svg:height="3.9375in" presentation:class="notes" presentation:placeholder="false">
          <draw:text-box>
            <text:p text:style-name="a314" text:class-names="" text:cond-style-name=""><text:span text:style-name="a313" text:class-names="">Click to edit Master text styles</text:span></text:p>
            <text:list text:style-name="a317">
              <text:list-item>
                <text:list text:style-name="a317">
                  <text:list-item>
                    <text:p text:style-name="a316" text:class-names="" text:cond-style-name=""><text:span text:style-name="a315" text:class-names="">Second level</text:span></text:p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p text:style-name="a319" text:class-names="" text:cond-style-name=""><text:span text:style-name="a3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p text:style-name="a322" text:class-names="" text:cond-style-name=""><text:span text:style-name="a3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list text:style-name="a327">
                              <text:list-item>
                                <text:p text:style-name="a326" text:class-names="" text:cond-style-name=""><text:span text:style-name="a324" text:class-names="">Fifth level</text:span><text:span text:style-name="a3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1" draw:name="Footer Placeholder 5" svg:x="0in" svg:y="9.49826in" svg:width="3.25in" svg:height="0.50174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3" presentation:style-name="a334" draw:name="Slide Number Placeholder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1_Titel-en-object" style:page-layout-name="pageLayout1" draw:style-name="a336">
      <draw:frame draw:id="id46" draw:layer="Master1-bg" draw:style-name="a337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47" draw:layer="Master1-bg" draw:style-name="a339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48" draw:layer="Master1-bg" draw:style-name="a340" draw:name="Straight Connector 9">
        <svg:title/>
        <svg:desc/>
      </draw:connector>
      <draw:frame draw:id="id49" presentation:style-name="a344" draw:name="Text Placeholder 2" svg:x="5.90442in" svg:y="1.69291in" svg:width="3.30709in" svg:height="3.30709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</draw:text-box>
        <svg:title/>
        <svg:desc/>
      </draw:frame>
      <draw:frame draw:id="id50" presentation:style-name="a348" draw:name="Title 1" svg:x="0.7874in" svg:y="0.31496in" svg:width="7.24409in" svg:height="0.55118in" presentation:class="title" presentation:placeholder="false">
        <draw:text-box>
          <text:p text:style-name="a347" text:class-names="" text:cond-style-name=""><text:span text:style-name="a345" text:class-names="">TITELSTIJL VAN MODEL BEWERKEN</text:span><text:span text:style-name="a346" text:class-names=""/></text:p>
        </draw:text-box>
        <svg:title/>
        <svg:desc/>
      </draw:frame>
      <draw:frame draw:id="id51" presentation:style-name="a364" draw:name="Content Placeholder 2" svg:x="0.7874in" svg:y="1.02362in" svg:width="4.88189in" svg:height="4.13386in" presentation:class="object" presentation:placeholder="false">
        <draw:text-box>
          <text:list text:style-name="a351">
            <text:list-item>
              <text:p text:style-name="a350" text:class-names="" text:cond-style-name=""><text:span text:style-name="a349" text:class-names="">Edit Master text styles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369" draw:name="Date Placeholder 3" svg:x="4.09449in" svg:y="5.47244in" svg:width="1.33858in" svg:height="0.1181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10/2/2018</text:date></text:span><text:span text:style-name="a367" text:class-names=""/></text:p>
        </draw:text-box>
        <svg:title/>
        <svg:desc/>
      </draw:frame>
      <draw:frame draw:id="id53" presentation:style-name="a372" draw:name="Footer Placeholder 4" svg:x="5.43307in" svg:y="5.47244in" svg:width="3.54331in" svg:height="0.11811in" presentation:class="footer" presentation:placeholder="false">
        <draw:text-box>
          <text:p text:style-name="a371" text:class-names="" text:cond-style-name=""><text:span text:style-name="a370" text:class-names="">Titel van de presentatie</text:span></text:p>
        </draw:text-box>
        <svg:title/>
        <svg:desc/>
      </draw:frame>
      <draw:frame draw:id="id54" presentation:style-name="a375" draw:name="Slide Number Placeholder 5" svg:x="9.05512in" svg:y="5.47244in" svg:width="0.15748in" svg:height="0.11811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draw:frame draw:id="id55" presentation:style-name="a378" draw:name="Subtitle 2" svg:x="6.00394in" svg:y="4.54724in" svg:width="3.14961in" svg:height="0.35216in" presentation:class="subtitle" presentation:placeholder="false">
        <draw:text-box>
          <text:p text:style-name="a377" text:class-names="" text:cond-style-name=""><text:span text:style-name="a376" text:class-names="">Click to edit Master subtitle style</text:span></text:p>
        </draw:text-box>
        <svg:title/>
        <svg:desc/>
      </draw:frame>
      <presentation:notes style:page-layout-name="pageLayout2" draw:style-name="a409">
        <draw:frame draw:id="id8" presentation:style-name="a381" draw:name="Header Placeholder 1" svg:x="0in" svg:y="0in" svg:width="3.25in" svg:height="0.50174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9" presentation:style-name="a385" draw:name="Date Placeholder 2" svg:x="4.24826in" svg:y="0in" svg:width="3.25in" svg:height="0.50174in" presentation:class="date-time" presentation:placeholder="false">
          <draw:text-box>
            <text:p text:style-name="a384" text:class-names="" text:cond-style-name=""><text:span text:style-name="a382" text:class-names=""><text:date text:fixed="false" style:data-style-name="a383">2-10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86" draw:name="Slide Image Placeholder 3">
          <svg:title/>
          <svg:desc/>
        </draw:page-thumbnail>
        <draw:frame draw:id="id11" presentation:style-name="a402" draw:name="Notes Placeholder 4" svg:x="0.75in" svg:y="4.8125in" svg:width="6in" svg:height="3.9375in" presentation:class="notes" presentation:placeholder="false">
          <draw:text-box>
            <text:p text:style-name="a388" text:class-names="" text:cond-style-name=""><text:span text:style-name="a387" text:class-names="">Click to edit Master text styles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Second level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list text:style-name="a401">
                          <text:list-item>
                            <text:list text:style-name="a401">
                              <text:list-item>
                                <text:p text:style-name="a400" text:class-names="" text:cond-style-name=""><text:span text:style-name="a398" text:class-names="">Fifth level</text:span><text:span text:style-name="a3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05" draw:name="Footer Placeholder 5" svg:x="0in" svg:y="9.49826in" svg:width="3.25in" svg:height="0.50174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3" presentation:style-name="a408" draw:name="Slide Number Placeholder 6" svg:x="4.24826in" svg:y="9.49826in" svg:width="3.25in" svg:height="0.50174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Vergelijking" style:page-layout-name="pageLayout1" draw:style-name="a410">
      <draw:frame draw:id="id56" draw:layer="Master1-bg" draw:style-name="a411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57" draw:layer="Master1-bg" draw:style-name="a413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58" draw:layer="Master1-bg" draw:style-name="a414" draw:name="Straight Connector 9">
        <svg:title/>
        <svg:desc/>
      </draw:connector>
      <draw:frame draw:id="id59" presentation:style-name="a419" draw:name="Date Placeholder 6" svg:x="4.09449in" svg:y="5.47244in" svg:width="1.33858in" svg:height="0.11811in" presentation:class="date-time" presentation:placeholder="false">
        <draw:text-box>
          <text:p text:style-name="a418" text:class-names="" text:cond-style-name=""><text:span text:style-name="a415" text:class-names=""><text:date text:fixed="false" style:data-style-name="a416">10/2/2018</text:date></text:span><text:span text:style-name="a417" text:class-names=""/></text:p>
        </draw:text-box>
        <svg:title/>
        <svg:desc/>
      </draw:frame>
      <draw:frame draw:id="id60" presentation:style-name="a422" draw:name="Footer Placeholder 7" svg:x="5.43307in" svg:y="5.47244in" svg:width="3.54331in" svg:height="0.11811in" presentation:class="footer" presentation:placeholder="false">
        <draw:text-box>
          <text:p text:style-name="a421" text:class-names="" text:cond-style-name=""><text:span text:style-name="a420" text:class-names="">Titel van de presentatie</text:span></text:p>
        </draw:text-box>
        <svg:title/>
        <svg:desc/>
      </draw:frame>
      <draw:frame draw:id="id61" presentation:style-name="a425" draw:name="Slide Number Placeholder 8" svg:x="9.05512in" svg:y="5.47244in" svg:width="0.15748in" svg:height="0.11811in" presentation:class="page-number" presentation:placeholder="false">
        <draw:text-box>
          <text:p text:style-name="a424" text:class-names="" text:cond-style-name=""><text:span text:style-name="a423" text:class-names=""><text:page-number style:num-format="1" text:fixed="false"/></text:span></text:p>
        </draw:text-box>
        <svg:title/>
        <svg:desc/>
      </draw:frame>
      <draw:frame draw:id="id62" presentation:style-name="a429" draw:name="Title 1" svg:x="0.7874in" svg:y="0.31496in" svg:width="7.24409in" svg:height="0.55118in" presentation:class="title" presentation:placeholder="false">
        <draw:text-box>
          <text:p text:style-name="a428" text:class-names="" text:cond-style-name=""><text:span text:style-name="a426" text:class-names="">TITELSTIJL VAN MODEL BEWERKEN</text:span><text:span text:style-name="a427" text:class-names=""/></text:p>
        </draw:text-box>
        <svg:title/>
        <svg:desc/>
      </draw:frame>
      <draw:frame draw:id="id63" presentation:style-name="a445" draw:name="Content Placeholder 2" svg:x="0.7874in" svg:y="1.33858in" svg:width="4.09557in" svg:height="3.8189in" presentation:class="object" presentation:placeholder="false">
        <draw:text-box>
          <text:list text:style-name="a432">
            <text:list-item>
              <text:p text:style-name="a431" text:class-names="" text:cond-style-name=""><text:span text:style-name="a430" text:class-names="">Edit Master text styles</text:span></text:p>
            </text:list-item>
          </text:list>
          <text:list text:style-name="a435">
            <text:list-item>
              <text:list text:style-name="a435">
                <text:list-item>
                  <text:p text:style-name="a434" text:class-names="" text:cond-style-name=""><text:span text:style-name="a433" text:class-names="">Second level</text:span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p text:style-name="a437" text:class-names="" text:cond-style-name=""><text:span text:style-name="a436" text:class-names="">Third level</text:span></text:p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p text:style-name="a440" text:class-names="" text:cond-style-name=""><text:span text:style-name="a4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449" draw:name="Text Placeholder 2" svg:x="0.7874in" svg:y="1.02362in" svg:width="4.09558in" svg:height="0.31496in" presentation:class="outline" presentation:placeholder="false">
        <draw:text-box>
          <text:list text:style-name="a448">
            <text:list-item>
              <text:p text:style-name="a447" text:class-names="" text:cond-style-name=""><text:span text:style-name="a446" text:class-names="">Edit Master text styles</text:span></text:p>
            </text:list-item>
          </text:list>
        </draw:text-box>
        <svg:title/>
        <svg:desc/>
      </draw:frame>
      <draw:frame draw:id="id65" presentation:style-name="a465" draw:name="Content Placeholder 2" svg:x="5.11702in" svg:y="1.33858in" svg:width="4.09557in" svg:height="3.8189in" presentation:class="object" presentation:placeholder="false">
        <draw:text-box>
          <text:list text:style-name="a452">
            <text:list-item>
              <text:p text:style-name="a451" text:class-names="" text:cond-style-name=""><text:span text:style-name="a450" text:class-names="">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69" draw:name="Text Placeholder 2" svg:x="5.11702in" svg:y="1.02362in" svg:width="4.09558in" svg:height="0.31496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500">
        <draw:frame draw:id="id8" presentation:style-name="a472" draw:name="Header Placeholder 1" svg:x="0in" svg:y="0in" svg:width="3.25in" svg:height="0.50174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9" presentation:style-name="a476" draw:name="Date Placeholder 2" svg:x="4.24826in" svg:y="0in" svg:width="3.25in" svg:height="0.50174in" presentation:class="date-time" presentation:placeholder="false">
          <draw:text-box>
            <text:p text:style-name="a475" text:class-names="" text:cond-style-name=""><text:span text:style-name="a473" text:class-names=""><text:date text:fixed="false" style:data-style-name="a474">2-10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77" draw:name="Slide Image Placeholder 3">
          <svg:title/>
          <svg:desc/>
        </draw:page-thumbnail>
        <draw:frame draw:id="id11" presentation:style-name="a493" draw:name="Notes Placeholder 4" svg:x="0.75in" svg:y="4.8125in" svg:width="6in" svg:height="3.9375in" presentation:class="notes" presentation:placeholder="false">
          <draw:text-box>
            <text:p text:style-name="a479" text:class-names="" text:cond-style-name=""><text:span text:style-name="a478" text:class-names="">Click to edit Master text styles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Second level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89" text:class-names="">Fifth level</text:span><text:span text:style-name="a4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96" draw:name="Footer Placeholder 5" svg:x="0in" svg:y="9.49826in" svg:width="3.25in" svg:height="0.50174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3" presentation:style-name="a499" draw:name="Slide Number Placeholder 6" svg:x="4.24826in" svg:y="9.49826in" svg:width="3.25in" svg:height="0.50174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Twee-kolommen-met-afbeeldingen" style:page-layout-name="pageLayout1" draw:style-name="a501">
      <draw:frame draw:id="id67" draw:layer="Master1-bg" draw:style-name="a502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68" draw:layer="Master1-bg" draw:style-name="a504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69" draw:layer="Master1-bg" draw:style-name="a505" draw:name="Straight Connector 9">
        <svg:title/>
        <svg:desc/>
      </draw:connector>
      <draw:frame draw:id="id70" presentation:style-name="a508" draw:name="Picture Placeholder 2" svg:x="0.7874in" svg:y="0.86614in" svg:width="4.09449in" svg:height="1.73228in" presentation:class="graphic" presentation:placeholder="false">
        <draw:text-box>
          <text:p text:style-name="a507" text:class-names="" text:cond-style-name=""><text:span text:style-name="a506" text:class-names="">Click icon to add picture</text:span></text:p>
        </draw:text-box>
        <svg:title/>
        <svg:desc/>
      </draw:frame>
      <draw:frame draw:id="id71" presentation:style-name="a513" draw:name="Date Placeholder 4" svg:x="4.09449in" svg:y="5.47244in" svg:width="1.33858in" svg:height="0.11811in" presentation:class="date-time" presentation:placeholder="false">
        <draw:text-box>
          <text:p text:style-name="a512" text:class-names="" text:cond-style-name=""><text:span text:style-name="a509" text:class-names=""><text:date text:fixed="false" style:data-style-name="a510">10/2/2018</text:date></text:span><text:span text:style-name="a511" text:class-names=""/></text:p>
        </draw:text-box>
        <svg:title/>
        <svg:desc/>
      </draw:frame>
      <draw:frame draw:id="id72" presentation:style-name="a516" draw:name="Footer Placeholder 5" svg:x="5.43307in" svg:y="5.47244in" svg:width="3.54331in" svg:height="0.11811in" presentation:class="footer" presentation:placeholder="false">
        <draw:text-box>
          <text:p text:style-name="a515" text:class-names="" text:cond-style-name=""><text:span text:style-name="a514" text:class-names="">Titel van de presentatie</text:span></text:p>
        </draw:text-box>
        <svg:title/>
        <svg:desc/>
      </draw:frame>
      <draw:frame draw:id="id73" presentation:style-name="a519" draw:name="Slide Number Placeholder 6" svg:x="9.05512in" svg:y="5.47244in" svg:width="0.15748in" svg:height="0.11811in" presentation:class="page-number" presentation:placeholder="false">
        <draw:text-box>
          <text:p text:style-name="a518" text:class-names="" text:cond-style-name=""><text:span text:style-name="a517" text:class-names=""><text:page-number style:num-format="1" text:fixed="false"/></text:span></text:p>
        </draw:text-box>
        <svg:title/>
        <svg:desc/>
      </draw:frame>
      <draw:frame draw:id="id74" presentation:style-name="a523" draw:name="Title 1" svg:x="0.7874in" svg:y="0.31496in" svg:width="7.24409in" svg:height="0.55118in" presentation:class="title" presentation:placeholder="false">
        <draw:text-box>
          <text:p text:style-name="a522" text:class-names="" text:cond-style-name=""><text:span text:style-name="a520" text:class-names="">TITELSTIJL VAN MODEL BEWERKEN</text:span><text:span text:style-name="a521" text:class-names=""/></text:p>
        </draw:text-box>
        <svg:title/>
        <svg:desc/>
      </draw:frame>
      <draw:frame draw:id="id75" presentation:style-name="a526" draw:name="Picture Placeholder 2" svg:x="5.11811in" svg:y="0.86614in" svg:width="4.09449in" svg:height="1.73228in" presentation:class="graphic" presentation:placeholder="false">
        <draw:text-box>
          <text:p text:style-name="a525" text:class-names="" text:cond-style-name=""><text:span text:style-name="a524" text:class-names="">Click icon to add picture</text:span></text:p>
        </draw:text-box>
        <svg:title/>
        <svg:desc/>
      </draw:frame>
      <draw:frame draw:id="id76" presentation:style-name="a542" draw:name="Content Placeholder 2" svg:x="0.7874in" svg:y="2.95276in" svg:width="4.09448in" svg:height="2.20472in" presentation:class="object" presentation:placeholder="false">
        <draw:text-box>
          <text:list text:style-name="a529">
            <text:list-item>
              <text:p text:style-name="a528" text:class-names="" text:cond-style-name=""><text:span text:style-name="a527" text:class-names="">Edit Master text styles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cond level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hird level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list text:style-name="a541">
                            <text:list-item>
                              <text:p text:style-name="a540" text:class-names="" text:cond-style-name=""><text:span text:style-name="a5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46" draw:name="Text Placeholder 2" svg:x="0.7874in" svg:y="2.67717in" svg:width="4.09449in" svg:height="0.27559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Edit Master text styles</text:span></text:p>
            </text:list-item>
          </text:list>
        </draw:text-box>
        <svg:title/>
        <svg:desc/>
      </draw:frame>
      <draw:frame draw:id="id78" presentation:style-name="a562" draw:name="Content Placeholder 2" svg:x="5.11812in" svg:y="2.95276in" svg:width="4.09448in" svg:height="2.20472in" presentation:class="object" presentation:placeholder="false">
        <draw:text-box>
          <text:list text:style-name="a549">
            <text:list-item>
              <text:p text:style-name="a548" text:class-names="" text:cond-style-name=""><text:span text:style-name="a547" text:class-names="">Edit Master text styles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 level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566" draw:name="Text Placeholder 2" svg:x="5.11811in" svg:y="2.67717in" svg:width="4.09449in" svg:height="0.27559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597">
        <draw:frame draw:id="id8" presentation:style-name="a569" draw:name="Header Placeholder 1" svg:x="0in" svg:y="0in" svg:width="3.25in" svg:height="0.50174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9" presentation:style-name="a573" draw:name="Date Placeholder 2" svg:x="4.24826in" svg:y="0in" svg:width="3.25in" svg:height="0.50174in" presentation:class="date-time" presentation:placeholder="false">
          <draw:text-box>
            <text:p text:style-name="a572" text:class-names="" text:cond-style-name=""><text:span text:style-name="a570" text:class-names=""><text:date text:fixed="false" style:data-style-name="a571">2-10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4" draw:name="Slide Image Placeholder 3">
          <svg:title/>
          <svg:desc/>
        </draw:page-thumbnail>
        <draw:frame draw:id="id11" presentation:style-name="a590" draw:name="Notes Placeholder 4" svg:x="0.75in" svg:y="4.8125in" svg:width="6in" svg:height="3.9375in" presentation:class="notes" presentation:placeholder="false">
          <draw:text-box>
            <text:p text:style-name="a576" text:class-names="" text:cond-style-name=""><text:span text:style-name="a575" text:class-names="">Click to edit Master text styles</text:span></text:p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7" text:class-names="">Second level</text:span></text:p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p text:style-name="a581" text:class-names="" text:cond-style-name=""><text:span text:style-name="a5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p text:style-name="a584" text:class-names="" text:cond-style-name=""><text:span text:style-name="a5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list text:style-name="a589">
                              <text:list-item>
                                <text:p text:style-name="a588" text:class-names="" text:cond-style-name=""><text:span text:style-name="a586" text:class-names="">Fifth level</text:span><text:span text:style-name="a5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3" draw:name="Footer Placeholder 5" svg:x="0in" svg:y="9.49826in" svg:width="3.25in" svg:height="0.50174in" presentation:class="foot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3" presentation:style-name="a596" draw:name="Slide Number Placeholder 6" svg:x="4.24826in" svg:y="9.49826in" svg:width="3.25in" svg:height="0.50174in" presentation:class="page-number" presentation:placeholder="false">
          <draw:text-box>
            <text:p text:style-name="a595" text:class-names="" text:cond-style-name=""><text:span text:style-name="a5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Quote" style:page-layout-name="pageLayout1" draw:style-name="a598">
      <draw:custom-shape svg:x="0in" svg:y="0.88889in" svg:width="10in" svg:height="3.66667in" draw:id="id80" draw:style-name="a601" draw:name="Rectangle 9">
        <svg:title/>
        <svg:desc/>
        <text:p text:style-name="a600" text:class-names="" text:cond-style-name=""><text:span text:style-name="a5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draw:style-name="a602" draw:name="Picture 7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frame draw:id="id82" presentation:style-name="a605" draw:name="Title 1" svg:x="0.7874in" svg:y="1.22047in" svg:width="8.4252in" svg:height="2.75591in" presentation:class="title" presentation:placeholder="false">
        <draw:text-box>
          <text:p text:style-name="a604" text:class-names="" text:cond-style-name=""><text:span text:style-name="a603" text:class-names="">CLICK TO EDIT MASTER TITLE STYLE</text:span></text:p>
        </draw:text-box>
        <svg:title/>
        <svg:desc/>
      </draw:frame>
      <draw:frame draw:id="id83" presentation:style-name="a610" draw:name="Date Placeholder 4" svg:x="4.09449in" svg:y="5.47244in" svg:width="1.33858in" svg:height="0.11811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>10/2/2018</text:date></text:span><text:span text:style-name="a608" text:class-names=""/></text:p>
        </draw:text-box>
        <svg:title/>
        <svg:desc/>
      </draw:frame>
      <draw:frame draw:id="id84" presentation:style-name="a613" draw:name="Footer Placeholder 5" svg:x="5.43307in" svg:y="5.47244in" svg:width="3.54331in" svg:height="0.11811in" presentation:class="footer" presentation:placeholder="false">
        <draw:text-box>
          <text:p text:style-name="a612" text:class-names="" text:cond-style-name=""><text:span text:style-name="a611" text:class-names="">Titel van de presentatie</text:span></text:p>
        </draw:text-box>
        <svg:title/>
        <svg:desc/>
      </draw:frame>
      <draw:frame draw:id="id85" presentation:style-name="a616" draw:name="Slide Number Placeholder 6" svg:x="9.05512in" svg:y="5.47244in" svg:width="0.15748in" svg:height="0.11811in" presentation:class="page-number" presentation:placeholder="false">
        <draw:text-box>
          <text:p text:style-name="a615" text:class-names="" text:cond-style-name=""><text:span text:style-name="a614" text:class-names=""><text:page-number style:num-format="1" text:fixed="false"/></text:span></text:p>
        </draw:text-box>
        <svg:title/>
        <svg:desc/>
      </draw:frame>
      <draw:frame draw:id="id86" draw:style-name="a617" draw:name="Picture 10" svg:x="0.70866in" svg:y="0.11811in" svg:width="3.15in" svg:height="0.71in" style:rel-width="scale" style:rel-height="scale">
        <draw:image xlink:href="media/image4.png" xlink:type="simple" xlink:show="embed" xlink:actuate="onLoad"/>
        <svg:title/>
        <svg:desc/>
      </draw:frame>
      <presentation:notes style:page-layout-name="pageLayout2" draw:style-name="a648">
        <draw:frame draw:id="id8" presentation:style-name="a620" draw:name="Header Placeholder 1" svg:x="0in" svg:y="0in" svg:width="3.25in" svg:height="0.50174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9" presentation:style-name="a624" draw:name="Date Placeholder 2" svg:x="4.24826in" svg:y="0in" svg:width="3.25in" svg:height="0.50174in" presentation:class="date-time" presentation:placeholder="false">
          <draw:text-box>
            <text:p text:style-name="a623" text:class-names="" text:cond-style-name=""><text:span text:style-name="a621" text:class-names=""><text:date text:fixed="false" style:data-style-name="a622">2-10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25" draw:name="Slide Image Placeholder 3">
          <svg:title/>
          <svg:desc/>
        </draw:page-thumbnail>
        <draw:frame draw:id="id11" presentation:style-name="a641" draw:name="Notes Placeholder 4" svg:x="0.75in" svg:y="4.8125in" svg:width="6in" svg:height="3.9375in" presentation:class="notes" presentation:placeholder="false">
          <draw:text-box>
            <text:p text:style-name="a627" text:class-names="" text:cond-style-name=""><text:span text:style-name="a626" text:class-names="">Click to edit Master text styles</text:span></text:p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>Second level</text:span></text:p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p text:style-name="a632" text:class-names="" text:cond-style-name=""><text:span text:style-name="a6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p text:style-name="a635" text:class-names="" text:cond-style-name=""><text:span text:style-name="a6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list text:style-name="a640">
                          <text:list-item>
                            <text:list text:style-name="a640">
                              <text:list-item>
                                <text:p text:style-name="a639" text:class-names="" text:cond-style-name=""><text:span text:style-name="a637" text:class-names="">Fifth level</text:span><text:span text:style-name="a6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4" draw:name="Footer Placeholder 5" svg:x="0in" svg:y="9.49826in" svg:width="3.25in" svg:height="0.50174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3" presentation:style-name="a647" draw:name="Slide Number Placeholder 6" svg:x="4.24826in" svg:y="9.49826in" svg:width="3.25in" svg:height="0.50174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Quote-met-foto" style:page-layout-name="pageLayout1" draw:style-name="a649">
      <draw:custom-shape svg:x="0in" svg:y="0.88889in" svg:width="10in" svg:height="3.66667in" draw:id="id87" draw:style-name="a652" draw:name="Rectangle 9">
        <svg:title/>
        <svg:desc/>
        <text:p text:style-name="a651" text:class-names="" text:cond-style-name=""><text:span text:style-name="a6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8" draw:style-name="a653" draw:name="Picture 7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frame draw:id="id89" presentation:style-name="a656" draw:name="Title 1" svg:x="0.7874in" svg:y="1.22047in" svg:width="8.4252in" svg:height="2.12598in" presentation:class="title" presentation:placeholder="false">
        <draw:text-box>
          <text:p text:style-name="a655" text:class-names="" text:cond-style-name=""><text:span text:style-name="a654" text:class-names="">CLICK TO EDIT MASTER TITLE STYLE</text:span></text:p>
        </draw:text-box>
        <svg:title/>
        <svg:desc/>
      </draw:frame>
      <draw:frame draw:id="id90" presentation:style-name="a661" draw:name="Date Placeholder 4" svg:x="4.09449in" svg:y="5.47244in" svg:width="1.33858in" svg:height="0.11811in" presentation:class="date-time" presentation:placeholder="false">
        <draw:text-box>
          <text:p text:style-name="a660" text:class-names="" text:cond-style-name=""><text:span text:style-name="a657" text:class-names=""><text:date text:fixed="false" style:data-style-name="a658">10/2/2018</text:date></text:span><text:span text:style-name="a659" text:class-names=""/></text:p>
        </draw:text-box>
        <svg:title/>
        <svg:desc/>
      </draw:frame>
      <draw:frame draw:id="id91" presentation:style-name="a664" draw:name="Footer Placeholder 5" svg:x="5.43307in" svg:y="5.47244in" svg:width="3.54331in" svg:height="0.11811in" presentation:class="footer" presentation:placeholder="false">
        <draw:text-box>
          <text:p text:style-name="a663" text:class-names="" text:cond-style-name=""><text:span text:style-name="a662" text:class-names="">Titel van de presentatie</text:span></text:p>
        </draw:text-box>
        <svg:title/>
        <svg:desc/>
      </draw:frame>
      <draw:frame draw:id="id92" presentation:style-name="a667" draw:name="Slide Number Placeholder 6" svg:x="9.05512in" svg:y="5.47244in" svg:width="0.15748in" svg:height="0.11811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draw:frame draw:id="id93" presentation:style-name="a670" draw:name="Picture Placeholder 2" svg:x="7.55906in" svg:y="3.38587in" svg:width="1.65354in" svg:height="1.65354in" presentation:class="graphic" presentation:placeholder="false">
        <draw:text-box>
          <text:p text:style-name="a669" text:class-names="" text:cond-style-name=""><text:span text:style-name="a668" text:class-names="">Foto</text:span></text:p>
        </draw:text-box>
        <svg:title/>
        <svg:desc/>
      </draw:frame>
      <draw:frame draw:id="id94" draw:style-name="a671" draw:name="Picture 10" svg:x="0.70866in" svg:y="0.11811in" svg:width="3.15in" svg:height="0.71in" style:rel-width="scale" style:rel-height="scale">
        <draw:image xlink:href="media/image4.png" xlink:type="simple" xlink:show="embed" xlink:actuate="onLoad"/>
        <svg:title/>
        <svg:desc/>
      </draw:frame>
      <presentation:notes style:page-layout-name="pageLayout2" draw:style-name="a702">
        <draw:frame draw:id="id8" presentation:style-name="a674" draw:name="Header Placeholder 1" svg:x="0in" svg:y="0in" svg:width="3.25in" svg:height="0.50174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9" presentation:style-name="a678" draw:name="Date Placeholder 2" svg:x="4.24826in" svg:y="0in" svg:width="3.25in" svg:height="0.50174in" presentation:class="date-time" presentation:placeholder="false">
          <draw:text-box>
            <text:p text:style-name="a677" text:class-names="" text:cond-style-name=""><text:span text:style-name="a675" text:class-names=""><text:date text:fixed="false" style:data-style-name="a676">2-10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79" draw:name="Slide Image Placeholder 3">
          <svg:title/>
          <svg:desc/>
        </draw:page-thumbnail>
        <draw:frame draw:id="id11" presentation:style-name="a695" draw:name="Notes Placeholder 4" svg:x="0.75in" svg:y="4.8125in" svg:width="6in" svg:height="3.9375in" presentation:class="notes" presentation:placeholder="false">
          <draw:text-box>
            <text:p text:style-name="a681" text:class-names="" text:cond-style-name=""><text:span text:style-name="a680" text:class-names="">Click to edit Master text styles</text:span></text:p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Second level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p text:style-name="a686" text:class-names="" text:cond-style-name=""><text:span text:style-name="a6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p text:style-name="a689" text:class-names="" text:cond-style-name=""><text:span text:style-name="a6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list text:style-name="a694">
                              <text:list-item>
                                <text:p text:style-name="a693" text:class-names="" text:cond-style-name=""><text:span text:style-name="a691" text:class-names="">Fifth level</text:span><text:span text:style-name="a6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8" draw:name="Footer Placeholder 5" svg:x="0in" svg:y="9.49826in" svg:width="3.25in" svg:height="0.50174in" presentation:class="footer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13" presentation:style-name="a701" draw:name="Slide Number Placeholder 6" svg:x="4.24826in" svg:y="9.49826in" svg:width="3.25in" svg:height="0.50174in" presentation:class="page-number" presentation:placeholder="false">
          <draw:text-box>
            <text:p text:style-name="a700" text:class-names="" text:cond-style-name=""><text:span text:style-name="a6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Afbeelding-met-tekst" style:page-layout-name="pageLayout1" draw:style-name="a703">
      <draw:frame draw:id="id95" draw:layer="Master1-bg" draw:style-name="a704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96" draw:layer="Master1-bg" draw:style-name="a706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97" draw:layer="Master1-bg" draw:style-name="a707" draw:name="Straight Connector 9">
        <svg:title/>
        <svg:desc/>
      </draw:connector>
      <draw:custom-shape svg:x="0in" svg:y="0.88583in" svg:width="10in" svg:height="3.83858in" draw:id="id98" draw:style-name="a710" draw:name="Rectangle 8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presentation:style-name="a714" draw:name="Title 1" svg:x="0.7874in" svg:y="0.31496in" svg:width="7.24409in" svg:height="0.55118in" presentation:class="title" presentation:placeholder="false">
        <draw:text-box>
          <text:p text:style-name="a713" text:class-names="" text:cond-style-name=""><text:span text:style-name="a711" text:class-names="">TITELSTIJL VAN MODEL BEWERKEN</text:span><text:span text:style-name="a712" text:class-names=""/></text:p>
        </draw:text-box>
        <svg:title/>
        <svg:desc/>
      </draw:frame>
      <draw:frame draw:id="id100" presentation:style-name="a730" draw:name="Content Placeholder 2" svg:x="0.7874in" svg:y="0.98425in" svg:width="4.09449in" svg:height="3.72047in" presentation:class="object" presentation:placeholder="false">
        <draw:text-box>
          <text:list text:style-name="a717">
            <text:list-item>
              <text:p text:style-name="a716" text:class-names="" text:cond-style-name=""><text:span text:style-name="a715" text:class-names="">Edit Master text styles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Second level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hird level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35" draw:name="Date Placeholder 4" svg:x="4.09449in" svg:y="5.47244in" svg:width="1.33858in" svg:height="0.1181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10/2/2018</text:date></text:span><text:span text:style-name="a733" text:class-names=""/></text:p>
        </draw:text-box>
        <svg:title/>
        <svg:desc/>
      </draw:frame>
      <draw:frame draw:id="id102" presentation:style-name="a738" draw:name="Footer Placeholder 5" svg:x="5.43307in" svg:y="5.47244in" svg:width="3.54331in" svg:height="0.11811in" presentation:class="footer" presentation:placeholder="false">
        <draw:text-box>
          <text:p text:style-name="a737" text:class-names="" text:cond-style-name=""><text:span text:style-name="a736" text:class-names="">Titel van de presentatie</text:span></text:p>
        </draw:text-box>
        <svg:title/>
        <svg:desc/>
      </draw:frame>
      <draw:frame draw:id="id103" presentation:style-name="a741" draw:name="Slide Number Placeholder 6" svg:x="9.05512in" svg:y="5.47244in" svg:width="0.15748in" svg:height="0.11811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draw:frame draw:id="id104" presentation:style-name="a744" draw:name="Picture Placeholder 2" svg:x="5.07874in" svg:y="0.88583in" svg:width="4.92126in" svg:height="3.83858in" presentation:class="graphic" presentation:placeholder="false">
        <draw:text-box>
          <text:p text:style-name="a743" text:class-names="" text:cond-style-name=""><text:span text:style-name="a742" text:class-names="">Click icon to add picture</text:span></text:p>
        </draw:text-box>
        <svg:title/>
        <svg:desc/>
      </draw:frame>
      <presentation:notes style:page-layout-name="pageLayout2" draw:style-name="a775">
        <draw:frame draw:id="id8" presentation:style-name="a747" draw:name="Header Placeholder 1" svg:x="0in" svg:y="0in" svg:width="3.25in" svg:height="0.50174in" presentation:class="head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9" presentation:style-name="a751" draw:name="Date Placehold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8" text:class-names=""><text:date text:fixed="false" style:data-style-name="a749">2-10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52" draw:name="Slide Image Placeholder 3">
          <svg:title/>
          <svg:desc/>
        </draw:page-thumbnail>
        <draw:frame draw:id="id11" presentation:style-name="a768" draw:name="Notes Placeholder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Click to edit Master text styles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Second level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4" text:class-names="">Fifth level</text:span><text:span text:style-name="a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71" draw:name="Footer Placeholder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3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Grafiek-met-tekst" style:page-layout-name="pageLayout1" draw:style-name="a776">
      <draw:frame draw:id="id105" draw:layer="Master1-bg" draw:style-name="a777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106" draw:layer="Master1-bg" draw:style-name="a779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107" draw:layer="Master1-bg" draw:style-name="a780" draw:name="Straight Connector 9">
        <svg:title/>
        <svg:desc/>
      </draw:connector>
      <draw:custom-shape svg:x="5.07874in" svg:y="0.88583in" svg:width="4.92126in" svg:height="3.83858in" draw:id="id108" draw:style-name="a783" draw:name="Rectangle 9">
        <svg:title/>
        <svg:desc/>
        <text:p text:style-name="a782" text:class-names="" text:cond-style-name=""><text:span text:style-name="a7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8583in" svg:width="5.07874in" svg:height="3.83858in" draw:id="id109" draw:style-name="a786" draw:name="Rectangle 8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presentation:style-name="a790" draw:name="Title 1" svg:x="0.7874in" svg:y="0.31496in" svg:width="7.24409in" svg:height="0.55118in" presentation:class="title" presentation:placeholder="false">
        <draw:text-box>
          <text:p text:style-name="a789" text:class-names="" text:cond-style-name=""><text:span text:style-name="a787" text:class-names="">TITELSTIJL VAN MODEL BEWERKEN</text:span><text:span text:style-name="a788" text:class-names=""/></text:p>
        </draw:text-box>
        <svg:title/>
        <svg:desc/>
      </draw:frame>
      <draw:frame draw:id="id111" presentation:style-name="a806" draw:name="Content Placeholder 2" svg:x="0.7874in" svg:y="0.98425in" svg:width="4.09449in" svg:height="3.72047in" presentation:class="object" presentation:placeholder="false">
        <draw:text-box>
          <text:list text:style-name="a793">
            <text:list-item>
              <text:p text:style-name="a792" text:class-names="" text:cond-style-name=""><text:span text:style-name="a791" text:class-names="">Edit Master text styles</text:span></text:p>
            </text:list-item>
          </text:list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list text:style-name="a805">
                            <text:list-item>
                              <text:p text:style-name="a804" text:class-names="" text:cond-style-name=""><text:span text:style-name="a8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811" draw:name="Date Placeholder 4" svg:x="4.09449in" svg:y="5.47244in" svg:width="1.33858in" svg:height="0.11811in" presentation:class="date-time" presentation:placeholder="false">
        <draw:text-box>
          <text:p text:style-name="a810" text:class-names="" text:cond-style-name=""><text:span text:style-name="a807" text:class-names=""><text:date text:fixed="false" style:data-style-name="a808">10/2/2018</text:date></text:span><text:span text:style-name="a809" text:class-names=""/></text:p>
        </draw:text-box>
        <svg:title/>
        <svg:desc/>
      </draw:frame>
      <draw:frame draw:id="id113" presentation:style-name="a814" draw:name="Footer Placeholder 5" svg:x="5.43307in" svg:y="5.47244in" svg:width="3.54331in" svg:height="0.11811in" presentation:class="footer" presentation:placeholder="false">
        <draw:text-box>
          <text:p text:style-name="a813" text:class-names="" text:cond-style-name=""><text:span text:style-name="a812" text:class-names="">Titel van de presentatie</text:span></text:p>
        </draw:text-box>
        <svg:title/>
        <svg:desc/>
      </draw:frame>
      <draw:frame draw:id="id114" presentation:style-name="a817" draw:name="Slide Number Placeholder 6" svg:x="9.05512in" svg:y="5.47244in" svg:width="0.15748in" svg:height="0.11811in" presentation:class="page-number" presentation:placeholder="false">
        <draw:text-box>
          <text:p text:style-name="a816" text:class-names="" text:cond-style-name=""><text:span text:style-name="a815" text:class-names=""><text:page-number style:num-format="1" text:fixed="false"/></text:span></text:p>
        </draw:text-box>
        <svg:title/>
        <svg:desc/>
      </draw:frame>
      <draw:frame draw:id="id115" presentation:style-name="a820" draw:name="Picture Placeholder 2" svg:x="5.07874in" svg:y="0.88583in" svg:width="4.92126in" svg:height="3.83858in" presentation:class="graphic" presentation:placeholder="false">
        <draw:text-box>
          <text:p text:style-name="a819" text:class-names="" text:cond-style-name=""><text:span text:style-name="a818" text:class-names="">Click icon to add picture</text:span></text:p>
        </draw:text-box>
        <svg:title/>
        <svg:desc/>
      </draw:frame>
      <presentation:notes style:page-layout-name="pageLayout2" draw:style-name="a851">
        <draw:frame draw:id="id8" presentation:style-name="a823" draw:name="Header Placeholder 1" svg:x="0in" svg:y="0in" svg:width="3.25in" svg:height="0.50174in" presentation:class="head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9" presentation:style-name="a827" draw:name="Date Placeholder 2" svg:x="4.24826in" svg:y="0in" svg:width="3.25in" svg:height="0.50174in" presentation:class="date-time" presentation:placeholder="false">
          <draw:text-box>
            <text:p text:style-name="a826" text:class-names="" text:cond-style-name=""><text:span text:style-name="a824" text:class-names=""><text:date text:fixed="false" style:data-style-name="a825">2-10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28" draw:name="Slide Image Placeholder 3">
          <svg:title/>
          <svg:desc/>
        </draw:page-thumbnail>
        <draw:frame draw:id="id11" presentation:style-name="a844" draw:name="Notes Placeholder 4" svg:x="0.75in" svg:y="4.8125in" svg:width="6in" svg:height="3.9375in" presentation:class="notes" presentation:placeholder="false">
          <draw:text-box>
            <text:p text:style-name="a830" text:class-names="" text:cond-style-name=""><text:span text:style-name="a829" text:class-names="">Click to edit Master text styles</text:span></text:p>
            <text:list text:style-name="a833">
              <text:list-item>
                <text:list text:style-name="a833">
                  <text:list-item>
                    <text:p text:style-name="a832" text:class-names="" text:cond-style-name=""><text:span text:style-name="a831" text:class-names="">Second level</text:span></text:p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p text:style-name="a835" text:class-names="" text:cond-style-name=""><text:span text:style-name="a8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list text:style-name="a839">
                          <text:list-item>
                            <text:p text:style-name="a838" text:class-names="" text:cond-style-name=""><text:span text:style-name="a8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list text:style-name="a843">
                              <text:list-item>
                                <text:p text:style-name="a842" text:class-names="" text:cond-style-name=""><text:span text:style-name="a840" text:class-names="">Fifth level</text:span><text:span text:style-name="a8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47" draw:name="Footer Placeholder 5" svg:x="0in" svg:y="9.49826in" svg:width="3.25in" svg:height="0.50174in" presentation:class="foot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13" presentation:style-name="a850" draw:name="Slide Number Placeholder 6" svg:x="4.24826in" svg:y="9.49826in" svg:width="3.25in" svg:height="0.50174in" presentation:class="page-number" presentation:placeholder="false">
          <draw:text-box>
            <text:p text:style-name="a849" text:class-names="" text:cond-style-name=""><text:span text:style-name="a8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Tekst-met-afbeelding" style:page-layout-name="pageLayout1" draw:style-name="a852">
      <draw:frame draw:id="id116" draw:layer="Master1-bg" draw:style-name="a853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117" draw:layer="Master1-bg" draw:style-name="a855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118" draw:layer="Master1-bg" draw:style-name="a856" draw:name="Straight Connector 9">
        <svg:title/>
        <svg:desc/>
      </draw:connector>
      <draw:custom-shape svg:x="0in" svg:y="0.88889in" svg:width="10in" svg:height="3.83858in" draw:id="id119" draw:style-name="a859" draw:name="Rectangle 8">
        <svg:title/>
        <svg:desc/>
        <text:p text:style-name="a858" text:class-names="" text:cond-style-name=""><text:span text:style-name="a8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0" presentation:style-name="a863" draw:name="Title 1" svg:x="0.7874in" svg:y="0.31496in" svg:width="7.24409in" svg:height="0.55118in" presentation:class="title" presentation:placeholder="false">
        <draw:text-box>
          <text:p text:style-name="a862" text:class-names="" text:cond-style-name=""><text:span text:style-name="a860" text:class-names="">TITELSTIJL VAN MODEL BEWERKEN</text:span><text:span text:style-name="a861" text:class-names=""/></text:p>
        </draw:text-box>
        <svg:title/>
        <svg:desc/>
      </draw:frame>
      <draw:frame draw:id="id121" presentation:style-name="a879" draw:name="Content Placeholder 2" svg:x="0.7874in" svg:y="0.98425in" svg:width="6.49606in" svg:height="3.72047in" presentation:class="object" presentation:placeholder="false">
        <draw:text-box>
          <text:list text:style-name="a866">
            <text:list-item>
              <text:p text:style-name="a865" text:class-names="" text:cond-style-name=""><text:span text:style-name="a864" text:class-names="">Edit Master text styles</text:span></text:p>
            </text:list-item>
          </text:list>
          <text:list text:style-name="a869">
            <text:list-item>
              <text:list text:style-name="a869">
                <text:list-item>
                  <text:p text:style-name="a868" text:class-names="" text:cond-style-name=""><text:span text:style-name="a867" text:class-names="">Second level</text:span></text:p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p text:style-name="a871" text:class-names="" text:cond-style-name=""><text:span text:style-name="a870" text:class-names="">Third level</text:span></text:p>
                    </text:list-item>
                  </text:list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list text:style-name="a875">
                        <text:list-item>
                          <text:p text:style-name="a874" text:class-names="" text:cond-style-name=""><text:span text:style-name="a8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list text:style-name="a878">
                            <text:list-item>
                              <text:p text:style-name="a877" text:class-names="" text:cond-style-name=""><text:span text:style-name="a8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84" draw:name="Date Placeholder 4" svg:x="4.09449in" svg:y="5.47244in" svg:width="1.33858in" svg:height="0.11811in" presentation:class="date-time" presentation:placeholder="false">
        <draw:text-box>
          <text:p text:style-name="a883" text:class-names="" text:cond-style-name=""><text:span text:style-name="a880" text:class-names=""><text:date text:fixed="false" style:data-style-name="a881">10/2/2018</text:date></text:span><text:span text:style-name="a882" text:class-names=""/></text:p>
        </draw:text-box>
        <svg:title/>
        <svg:desc/>
      </draw:frame>
      <draw:frame draw:id="id123" presentation:style-name="a887" draw:name="Footer Placeholder 5" svg:x="5.43307in" svg:y="5.47244in" svg:width="3.54331in" svg:height="0.11811in" presentation:class="footer" presentation:placeholder="false">
        <draw:text-box>
          <text:p text:style-name="a886" text:class-names="" text:cond-style-name=""><text:span text:style-name="a885" text:class-names="">Titel van de presentatie</text:span></text:p>
        </draw:text-box>
        <svg:title/>
        <svg:desc/>
      </draw:frame>
      <draw:frame draw:id="id124" presentation:style-name="a890" draw:name="Slide Number Placeholder 6" svg:x="9.05512in" svg:y="5.47244in" svg:width="0.15748in" svg:height="0.11811in" presentation:class="page-number" presentation:placeholder="false">
        <draw:text-box>
          <text:p text:style-name="a889" text:class-names="" text:cond-style-name=""><text:span text:style-name="a888" text:class-names=""><text:page-number style:num-format="1" text:fixed="false"/></text:span></text:p>
        </draw:text-box>
        <svg:title/>
        <svg:desc/>
      </draw:frame>
      <draw:frame draw:id="id125" presentation:style-name="a893" draw:name="Picture Placeholder 2" svg:x="7.48031in" svg:y="0.88583in" svg:width="2.51969in" svg:height="3.83858in" presentation:class="graphic" presentation:placeholder="false">
        <draw:text-box>
          <text:p text:style-name="a892" text:class-names="" text:cond-style-name=""><text:span text:style-name="a891" text:class-names="">Click icon to add picture</text:span></text:p>
        </draw:text-box>
        <svg:title/>
        <svg:desc/>
      </draw:frame>
      <presentation:notes style:page-layout-name="pageLayout2" draw:style-name="a924">
        <draw:frame draw:id="id8" presentation:style-name="a896" draw:name="Header Placeholder 1" svg:x="0in" svg:y="0in" svg:width="3.25in" svg:height="0.50174in" presentation:class="head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9" presentation:style-name="a900" draw:name="Date Placeholder 2" svg:x="4.24826in" svg:y="0in" svg:width="3.25in" svg:height="0.50174in" presentation:class="date-time" presentation:placeholder="false">
          <draw:text-box>
            <text:p text:style-name="a899" text:class-names="" text:cond-style-name=""><text:span text:style-name="a897" text:class-names=""><text:date text:fixed="false" style:data-style-name="a898">2-10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01" draw:name="Slide Image Placeholder 3">
          <svg:title/>
          <svg:desc/>
        </draw:page-thumbnail>
        <draw:frame draw:id="id11" presentation:style-name="a917" draw:name="Notes Placeholder 4" svg:x="0.75in" svg:y="4.8125in" svg:width="6in" svg:height="3.9375in" presentation:class="notes" presentation:placeholder="false">
          <draw:text-box>
            <text:p text:style-name="a903" text:class-names="" text:cond-style-name=""><text:span text:style-name="a902" text:class-names="">Click to edit Master text styles</text:span></text:p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Second level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p text:style-name="a908" text:class-names="" text:cond-style-name=""><text:span text:style-name="a9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list text:style-name="a912">
                      <text:list-item>
                        <text:list text:style-name="a912">
                          <text:list-item>
                            <text:p text:style-name="a911" text:class-names="" text:cond-style-name=""><text:span text:style-name="a9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list text:style-name="a916">
                          <text:list-item>
                            <text:list text:style-name="a916">
                              <text:list-item>
                                <text:p text:style-name="a915" text:class-names="" text:cond-style-name=""><text:span text:style-name="a913" text:class-names="">Fifth level</text:span><text:span text:style-name="a9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20" draw:name="Footer Placeholder 5" svg:x="0in" svg:y="9.49826in" svg:width="3.25in" svg:height="0.50174in" presentation:class="footer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13" presentation:style-name="a923" draw:name="Slide Number Placeholder 6" svg:x="4.24826in" svg:y="9.49826in" svg:width="3.25in" svg:height="0.50174in" presentation:class="page-number" presentation:placeholder="false">
          <draw:text-box>
            <text:p text:style-name="a922" text:class-names="" text:cond-style-name=""><text:span text:style-name="a9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Afbeelding-met-Titel" style:page-layout-name="pageLayout1" draw:style-name="a925">
      <draw:frame draw:id="id126" draw:layer="Master1-bg" draw:style-name="a926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127" draw:layer="Master1-bg" draw:style-name="a928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128" draw:layer="Master1-bg" draw:style-name="a929" draw:name="Straight Connector 9">
        <svg:title/>
        <svg:desc/>
      </draw:connector>
      <draw:frame draw:id="id129" presentation:style-name="a934" draw:name="Date Placeholder 1" svg:x="4.09449in" svg:y="5.47244in" svg:width="1.33858in" svg:height="0.11811in" presentation:class="date-time" presentation:placeholder="false">
        <draw:text-box>
          <text:p text:style-name="a933" text:class-names="" text:cond-style-name=""><text:span text:style-name="a930" text:class-names=""><text:date text:fixed="false" style:data-style-name="a931">10/2/2018</text:date></text:span><text:span text:style-name="a932" text:class-names=""/></text:p>
        </draw:text-box>
        <svg:title/>
        <svg:desc/>
      </draw:frame>
      <draw:frame draw:id="id130" presentation:style-name="a937" draw:name="Footer Placeholder 2" svg:x="5.43307in" svg:y="5.47244in" svg:width="3.54331in" svg:height="0.11811in" presentation:class="footer" presentation:placeholder="false">
        <draw:text-box>
          <text:p text:style-name="a936" text:class-names="" text:cond-style-name=""><text:span text:style-name="a935" text:class-names="">Titel van de presentatie</text:span></text:p>
        </draw:text-box>
        <svg:title/>
        <svg:desc/>
      </draw:frame>
      <draw:frame draw:id="id131" presentation:style-name="a940" draw:name="Slide Number Placeholder 3" svg:x="9.05512in" svg:y="5.47244in" svg:width="0.15748in" svg:height="0.11811in" presentation:class="page-number" presentation:placeholder="false">
        <draw:text-box>
          <text:p text:style-name="a939" text:class-names="" text:cond-style-name=""><text:span text:style-name="a938" text:class-names=""><text:page-number style:num-format="1" text:fixed="false"/></text:span></text:p>
        </draw:text-box>
        <svg:title/>
        <svg:desc/>
      </draw:frame>
      <draw:frame draw:id="id132" presentation:style-name="a944" draw:name="Title 1" svg:x="0.7874in" svg:y="0.31496in" svg:width="7.24409in" svg:height="0.55118in" presentation:class="title" presentation:placeholder="false">
        <draw:text-box>
          <text:p text:style-name="a943" text:class-names="" text:cond-style-name=""><text:span text:style-name="a941" text:class-names="">TITELSTIJL VAN MODEL BEWERKEN</text:span><text:span text:style-name="a942" text:class-names=""/></text:p>
        </draw:text-box>
        <svg:title/>
        <svg:desc/>
      </draw:frame>
      <draw:frame draw:id="id133" presentation:style-name="a947" draw:name="Picture Placeholder 2" svg:x="0in" svg:y="0.88583in" svg:width="10in" svg:height="3.83858in" presentation:class="graphic" presentation:placeholder="false">
        <draw:text-box>
          <text:p text:style-name="a946" text:class-names="" text:cond-style-name=""><text:span text:style-name="a945" text:class-names="">Click icon to add picture</text:span></text:p>
        </draw:text-box>
        <svg:title/>
        <svg:desc/>
      </draw:frame>
      <presentation:notes style:page-layout-name="pageLayout2" draw:style-name="a978">
        <draw:frame draw:id="id8" presentation:style-name="a950" draw:name="Header Placeholder 1" svg:x="0in" svg:y="0in" svg:width="3.25in" svg:height="0.50174in" presentation:class="head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9" presentation:style-name="a954" draw:name="Date Placeholder 2" svg:x="4.24826in" svg:y="0in" svg:width="3.25in" svg:height="0.50174in" presentation:class="date-time" presentation:placeholder="false">
          <draw:text-box>
            <text:p text:style-name="a953" text:class-names="" text:cond-style-name=""><text:span text:style-name="a951" text:class-names=""><text:date text:fixed="false" style:data-style-name="a952">2-10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55" draw:name="Slide Image Placeholder 3">
          <svg:title/>
          <svg:desc/>
        </draw:page-thumbnail>
        <draw:frame draw:id="id11" presentation:style-name="a971" draw:name="Notes Placeholder 4" svg:x="0.75in" svg:y="4.8125in" svg:width="6in" svg:height="3.9375in" presentation:class="notes" presentation:placeholder="false">
          <draw:text-box>
            <text:p text:style-name="a957" text:class-names="" text:cond-style-name=""><text:span text:style-name="a956" text:class-names="">Click to edit Master text styles</text:span></text:p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8" text:class-names="">Second level</text:span></text:p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p text:style-name="a962" text:class-names="" text:cond-style-name=""><text:span text:style-name="a9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list text:style-name="a966">
                          <text:list-item>
                            <text:p text:style-name="a965" text:class-names="" text:cond-style-name=""><text:span text:style-name="a9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list text:style-name="a970">
                      <text:list-item>
                        <text:list text:style-name="a970">
                          <text:list-item>
                            <text:list text:style-name="a970">
                              <text:list-item>
                                <text:p text:style-name="a969" text:class-names="" text:cond-style-name=""><text:span text:style-name="a967" text:class-names="">Fifth level</text:span><text:span text:style-name="a9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74" draw:name="Footer Placeholder 5" svg:x="0in" svg:y="9.49826in" svg:width="3.25in" svg:height="0.50174in" presentation:class="footer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13" presentation:style-name="a977" draw:name="Slide Number Placeholder 6" svg:x="4.24826in" svg:y="9.49826in" svg:width="3.25in" svg:height="0.50174in" presentation:class="page-number" presentation:placeholder="false">
          <draw:text-box>
            <text:p text:style-name="a976" text:class-names="" text:cond-style-name=""><text:span text:style-name="a97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gram Springboot SIG</dc:title>
    <dc:description>Amis - versie 1 - juni 2017
Ontwerp: Humming
Template: Ton Persoon</dc:description>
    <dc:subject/>
    <meta:initial-creator>Jacco Cijsouw</meta:initial-creator>
    <dc:creator>Jacco Cijsouw</dc:creator>
    <meta:creation-date>2018-10-02T04:48:51Z</meta:creation-date>
    <dc:date>2018-10-02T05:06:01Z</dc:date>
    <meta:template xlink:href="Amis_presentatie_v1" xlink:type="simple"/>
    <meta:editing-cycles>1</meta:editing-cycles>
    <meta:editing-duration>PT981S</meta:editing-duration>
    <meta:user-defined meta:name="ContentTypeId">0x010100E60B9E64A7B90B499F767EB2F0BD9B16</meta:user-defined>
    <meta:document-statistic meta:paragraph-count="20" meta:word-count="80"/>
  </office:meta>
</office:document-meta>
</file>